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6.493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5.6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style:text-position=""/>
    </style:style>
    <style:style style:name="ce2" style:family="table-cell" style:parent-style-name="Default">
      <style:table-cell-properties fo:background-color="#c0c0c0"/>
      <style:text-properties style:text-position=""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style:use-window-font-color="true" style:text-position="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Dat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mment (Name is localized in i18n folder)</text:p>
          </table:table-cell>
          <table:table-cell table:style-name="ce2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1" office:value-type="string">
            <text:p>Source (CHARL, …)</text:p>
          </table:table-cell>
          <table:table-cell table:style-name="ce1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1" office:value-type="string">
            <text:p>Costs</text:p>
          </table:table-cell>
          <table:table-cell table:style-name="ce1" table:number-columns-repeated="5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TRANSFORM=OPENARCANELIST=OPENLIST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TRANSFORM=CLOSEDARCANELIST=CLOSEDLIST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7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7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2" office:value-type="string">
            <text:p>CHOOSE=C28;C29;C30;C31;C32;C33=EVERYMA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=talent.snap.5</text:p>
          </table:table-cell>
          <table:table-cell table:style-name="ce3" office:value-type="string">
            <text:p>DESCR<text:span text:style-name="T5">=talent.</text:span><text:span text:style-name="T6">deliberate.5</text:span>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9"/>
        </table:table-row>
      </table:table>
      <table:table table:name="talentflaw.conf" table:style-name="ta1"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3" table:default-cell-style-name="Default"/>
        <table:table-row table:style-name="ro2">
          <table:table-cell table:formula="of:=[Data.A2]" office:value-type="float" office:value="1">
            <text:p>1</text:p>
          </table:table-cell>
          <table:table-cell table:formula="of:=CONCATENATE(&quot;,&quot;;[Data.C2])" office:value-type="string" office:string-value=",TRAINING">
            <text:p>,TRAINING</text:p>
          </table:table-cell>
          <table:table-cell table:formula="of:=CONCATENATE(&quot;,&quot;;[Data.D2])" office:value-type="string" office:string-value=",CHARL">
            <text:p>,CHARL</text:p>
          </table:table-cell>
          <table:table-cell table:formula="of:=CONCATENATE(&quot;,&quot;;[Data.E2])" office:value-type="string" office:string-value=",MINOR">
            <text:p>,MINOR</text:p>
          </table:table-cell>
          <table:table-cell table:formula="of:=CONCATENATE(&quot;,&quot;;[Data.F2])" office:value-type="string" office:string-value=",7">
            <text:p>,7</text:p>
          </table:table-cell>
          <table:table-cell table:formula="of:=IF([Data.G2]=&quot;&quot;;&quot;&quot;;CONCATENATE(&quot;,&quot;;[Data.G2]))" office:value-type="string" office:string-value=",C2=20">
            <text:p>,C2=20</text:p>
          </table:table-cell>
          <table:table-cell table:style-name="ce4" table:formula="of:=IF([Data.H2]=&quot;&quot;;&quot;&quot;;CONCATENATE(&quot;,&quot;;[Data.H2]))">
            <text:p/>
          </table:table-cell>
          <table:table-cell table:style-name="ce4" table:formula="of:=IF([Data.I2]=&quot;&quot;;&quot;&quot;;CONCATENATE(&quot;,&quot;;[Data.I2]))">
            <text:p/>
          </table:table-cell>
          <table:table-cell table:style-name="ce4" table:formula="of:=IF([Data.J2]=&quot;&quot;;&quot;&quot;;CONCATENATE(&quot;,&quot;;[Data.J2]))">
            <text:p/>
          </table:table-cell>
          <table:table-cell table:style-name="ce4" table:formula="of:=IF([Data.K2]=&quot;&quot;;&quot;&quot;;CONCATENATE(&quot;,&quot;;[Data.K2]))">
            <text:p/>
          </table:table-cell>
          <table:table-cell table:style-name="ce4" table:formula="of:=IF([Data.L2]=&quot;&quot;;&quot;&quot;;CONCATENATE(&quot;,&quot;;[Data.L2]))">
            <text:p/>
          </table:table-cell>
          <table:table-cell table:style-name="ce4" table:formula="of:=IF([Data.M2]=&quot;&quot;;&quot;&quot;;CONCATENATE(&quot;,&quot;;[Data.M2]))">
            <text:p/>
          </table:table-cell>
          <table:table-cell table:style-name="ce4" table:formula="of:=IF([Data.N2]=&quot;&quot;;&quot;&quot;;CONCATENATE(&quot;,&quot;;[Data.N2]))">
            <text:p/>
          </table:table-cell>
          <table:table-cell table:style-name="ce4" table:formula="of:=IF([Data.O2]=&quot;&quot;;&quot;&quot;;CONCATENATE(&quot;,&quot;;[Data.O2]))">
            <text:p/>
          </table:table-cell>
          <table:table-cell table:style-name="ce4" table:formula="of:=IF([Data.P2]=&quot;&quot;;&quot;&quot;;CONCATENATE(&quot;,&quot;;[Data.P2]))">
            <text:p/>
          </table:table-cell>
          <table:table-cell table:style-name="ce4" table:formula="of:=IF([Data.Q2]=&quot;&quot;;&quot;&quot;;CONCATENATE(&quot;,&quot;;[Data.Q2]))">
            <text:p/>
          </table:table-cell>
          <table:table-cell table:style-name="ce4" table:formula="of:=IF([Data.R2]=&quot;&quot;;&quot;&quot;;CONCATENATE(&quot;,&quot;;[Data.R2]))">
            <text:p/>
          </table:table-cell>
          <table:table-cell table:style-name="ce4" table:formula="of:=IF([Data.S2]=&quot;&quot;;&quot;&quot;;CONCATENATE(&quot;,&quot;;[Data.S2]))">
            <text:p/>
          </table:table-cell>
          <table:table-cell table:formula="of:=IF([Data.T2]=&quot;&quot;;&quot;&quot;;CONCATENATE(&quot;;&quot;;[Data.T2]))">
            <text:p/>
          </table:table-cell>
        </table:table-row>
        <table:table-row table:style-name="ro2">
          <table:table-cell table:formula="of:=IF([Data.A3]=&quot;&quot;;[.A1];[Data.A3])" office:value-type="float" office:value="2">
            <text:p>2</text:p>
          </table:table-cell>
          <table:table-cell table:formula="of:=IF([Data.C3]=&quot;&quot;;[.B1];CONCATENATE(&quot;,&quot;;[Data.C3]))" office:value-type="string" office:string-value=",TRAINING">
            <text:p>,TRAINING</text:p>
          </table:table-cell>
          <table:table-cell table:formula="of:=IF([Data.D3]=&quot;&quot;;[.C1];CONCATENATE(&quot;,&quot;;[Data.D3]))" office:value-type="string" office:string-value=",CHARL">
            <text:p>,CHARL</text:p>
          </table:table-cell>
          <table:table-cell table:formula="of:=CONCATENATE(&quot;,&quot;;[Data.E3])" office:value-type="string" office:string-value=",MINOR">
            <text:p>,MINOR</text:p>
          </table:table-cell>
          <table:table-cell table:formula="of:=CONCATENATE(&quot;,&quot;;[Data.F3])" office:value-type="string" office:string-value=",6">
            <text:p>,6</text:p>
          </table:table-cell>
          <table:table-cell table:formula="of:=IF([Data.G3]=&quot;&quot;;&quot;&quot;;CONCATENATE(&quot;,&quot;;[Data.G3]))" office:value-type="string" office:string-value=",TRANSFORM=OPENARCANELIST=OPENLIST">
            <text:p>,TRANSFORM=OPENARCANELIST=OPENLIST</text:p>
          </table:table-cell>
          <table:table-cell table:style-name="ce4" table:formula="of:=IF([Data.H3]=&quot;&quot;;&quot;&quot;;CONCATENATE(&quot;,&quot;;[Data.H3]))">
            <text:p/>
          </table:table-cell>
          <table:table-cell table:style-name="ce4" table:formula="of:=IF([Data.I3]=&quot;&quot;;&quot;&quot;;CONCATENATE(&quot;,&quot;;[Data.I3]))">
            <text:p/>
          </table:table-cell>
          <table:table-cell table:style-name="ce4" table:formula="of:=IF([Data.J3]=&quot;&quot;;&quot;&quot;;CONCATENATE(&quot;,&quot;;[Data.J3]))">
            <text:p/>
          </table:table-cell>
          <table:table-cell table:style-name="ce4" table:formula="of:=IF([Data.K3]=&quot;&quot;;&quot;&quot;;CONCATENATE(&quot;,&quot;;[Data.K3]))">
            <text:p/>
          </table:table-cell>
          <table:table-cell table:style-name="ce4" table:formula="of:=IF([Data.L3]=&quot;&quot;;&quot;&quot;;CONCATENATE(&quot;,&quot;;[Data.L3]))">
            <text:p/>
          </table:table-cell>
          <table:table-cell table:style-name="ce4" table:formula="of:=IF([Data.M3]=&quot;&quot;;&quot;&quot;;CONCATENATE(&quot;,&quot;;[Data.M3]))">
            <text:p/>
          </table:table-cell>
          <table:table-cell table:style-name="ce4" table:formula="of:=IF([Data.N3]=&quot;&quot;;&quot;&quot;;CONCATENATE(&quot;,&quot;;[Data.N3]))">
            <text:p/>
          </table:table-cell>
          <table:table-cell table:style-name="ce4" table:formula="of:=IF([Data.O3]=&quot;&quot;;&quot;&quot;;CONCATENATE(&quot;,&quot;;[Data.O3]))">
            <text:p/>
          </table:table-cell>
          <table:table-cell table:style-name="ce4" table:formula="of:=IF([Data.P3]=&quot;&quot;;&quot;&quot;;CONCATENATE(&quot;,&quot;;[Data.P3]))">
            <text:p/>
          </table:table-cell>
          <table:table-cell table:style-name="ce4" table:formula="of:=IF([Data.Q3]=&quot;&quot;;&quot;&quot;;CONCATENATE(&quot;,&quot;;[Data.Q3]))">
            <text:p/>
          </table:table-cell>
          <table:table-cell table:style-name="ce4" table:formula="of:=IF([Data.R3]=&quot;&quot;;&quot;&quot;;CONCATENATE(&quot;,&quot;;[Data.R3]))">
            <text:p/>
          </table:table-cell>
          <table:table-cell table:style-name="ce4" table:formula="of:=IF([Data.S3]=&quot;&quot;;&quot;&quot;;CONCATENATE(&quot;,&quot;;[Data.S3]))">
            <text:p/>
          </table:table-cell>
          <table:table-cell table:formula="of:=IF([Data.T3]=&quot;&quot;;&quot;&quot;;CONCATENATE(&quot;;&quot;;[Data.T3]))">
            <text:p/>
          </table:table-cell>
        </table:table-row>
        <table:table-row table:style-name="ro2">
          <table:table-cell table:formula="of:=IF([Data.A4]=&quot;&quot;;[.A2];[Data.A4])" office:value-type="float" office:value="2">
            <text:p>2</text:p>
          </table:table-cell>
          <table:table-cell table:formula="of:=IF([Data.C4]=&quot;&quot;;[.B2];CONCATENATE(&quot;,&quot;;[Data.C4]))" office:value-type="string" office:string-value=",TRAINING">
            <text:p>,TRAINING</text:p>
          </table:table-cell>
          <table:table-cell table:formula="of:=IF([Data.D4]=&quot;&quot;;[.C2];CONCATENATE(&quot;,&quot;;[Data.D4]))" office:value-type="string" office:string-value=",CHARL">
            <text:p>,CHARL</text:p>
          </table:table-cell>
          <table:table-cell table:formula="of:=CONCATENATE(&quot;,&quot;;[Data.E4])" office:value-type="string" office:string-value=",MAJOR">
            <text:p>,MAJOR</text:p>
          </table:table-cell>
          <table:table-cell table:formula="of:=CONCATENATE(&quot;,&quot;;[Data.F4])" office:value-type="string" office:string-value=",11">
            <text:p>,11</text:p>
          </table:table-cell>
          <table:table-cell table:formula="of:=IF([Data.G4]=&quot;&quot;;&quot;&quot;;CONCATENATE(&quot;,&quot;;[Data.G4]))" office:value-type="string" office:string-value=",TRANSFORM=CLOSEDARCANELIST=CLOSEDLIST">
            <text:p>,TRANSFORM=CLOSEDARCANELIST=CLOSEDLIST</text:p>
          </table:table-cell>
          <table:table-cell table:style-name="ce4" table:formula="of:=IF([Data.H4]=&quot;&quot;;&quot;&quot;;CONCATENATE(&quot;,&quot;;[Data.H4]))">
            <text:p/>
          </table:table-cell>
          <table:table-cell table:style-name="ce4" table:formula="of:=IF([Data.I4]=&quot;&quot;;&quot;&quot;;CONCATENATE(&quot;,&quot;;[Data.I4]))">
            <text:p/>
          </table:table-cell>
          <table:table-cell table:style-name="ce4" table:formula="of:=IF([Data.J4]=&quot;&quot;;&quot;&quot;;CONCATENATE(&quot;,&quot;;[Data.J4]))">
            <text:p/>
          </table:table-cell>
          <table:table-cell table:style-name="ce4" table:formula="of:=IF([Data.K4]=&quot;&quot;;&quot;&quot;;CONCATENATE(&quot;,&quot;;[Data.K4]))">
            <text:p/>
          </table:table-cell>
          <table:table-cell table:style-name="ce4" table:formula="of:=IF([Data.L4]=&quot;&quot;;&quot;&quot;;CONCATENATE(&quot;,&quot;;[Data.L4]))">
            <text:p/>
          </table:table-cell>
          <table:table-cell table:style-name="ce4" table:formula="of:=IF([Data.M4]=&quot;&quot;;&quot;&quot;;CONCATENATE(&quot;,&quot;;[Data.M4]))">
            <text:p/>
          </table:table-cell>
          <table:table-cell table:style-name="ce4" table:formula="of:=IF([Data.N4]=&quot;&quot;;&quot;&quot;;CONCATENATE(&quot;,&quot;;[Data.N4]))">
            <text:p/>
          </table:table-cell>
          <table:table-cell table:style-name="ce4" table:formula="of:=IF([Data.O4]=&quot;&quot;;&quot;&quot;;CONCATENATE(&quot;,&quot;;[Data.O4]))">
            <text:p/>
          </table:table-cell>
          <table:table-cell table:style-name="ce4" table:formula="of:=IF([Data.P4]=&quot;&quot;;&quot;&quot;;CONCATENATE(&quot;,&quot;;[Data.P4]))">
            <text:p/>
          </table:table-cell>
          <table:table-cell table:style-name="ce4" table:formula="of:=IF([Data.Q4]=&quot;&quot;;&quot;&quot;;CONCATENATE(&quot;,&quot;;[Data.Q4]))">
            <text:p/>
          </table:table-cell>
          <table:table-cell table:style-name="ce4" table:formula="of:=IF([Data.R4]=&quot;&quot;;&quot;&quot;;CONCATENATE(&quot;,&quot;;[Data.R4]))">
            <text:p/>
          </table:table-cell>
          <table:table-cell table:style-name="ce4" table:formula="of:=IF([Data.S4]=&quot;&quot;;&quot;&quot;;CONCATENATE(&quot;,&quot;;[Data.S4]))">
            <text:p/>
          </table:table-cell>
          <table:table-cell table:formula="of:=IF([Data.T4]=&quot;&quot;;&quot;&quot;;CONCATENATE(&quot;;&quot;;[Data.T4]))">
            <text:p/>
          </table:table-cell>
        </table:table-row>
        <table:table-row table:style-name="ro2">
          <table:table-cell table:formula="of:=IF([Data.A5]=&quot;&quot;;[.A3];[Data.A5])" office:value-type="float" office:value="3">
            <text:p>3</text:p>
          </table:table-cell>
          <table:table-cell table:formula="of:=IF([Data.C5]=&quot;&quot;;[.B3];CONCATENATE(&quot;,&quot;;[Data.C5]))" office:value-type="string" office:string-value=",TRAINING">
            <text:p>,TRAINING</text:p>
          </table:table-cell>
          <table:table-cell table:formula="of:=IF([Data.D5]=&quot;&quot;;[.C3];CONCATENATE(&quot;,&quot;;[Data.D5]))" office:value-type="string" office:string-value=",CHARL">
            <text:p>,CHARL</text:p>
          </table:table-cell>
          <table:table-cell table:formula="of:=CONCATENATE(&quot;,&quot;;[Data.E5])" office:value-type="string" office:string-value=",MINOR">
            <text:p>,MINOR</text:p>
          </table:table-cell>
          <table:table-cell table:formula="of:=CONCATENATE(&quot;,&quot;;[Data.F5])" office:value-type="string" office:string-value=",8">
            <text:p>,8</text:p>
          </table:table-cell>
          <table:table-cell table:formula="of:=IF([Data.G5]=&quot;&quot;;&quot;&quot;;CONCATENATE(&quot;,&quot;;[Data.G5]))" office:value-type="string" office:string-value=",S78=EVERYMAN">
            <text:p>,S78=EVERYMAN</text:p>
          </table:table-cell>
          <table:table-cell table:style-name="ce4" table:formula="of:=IF([Data.H5]=&quot;&quot;;&quot;&quot;;CONCATENATE(&quot;,&quot;;[Data.H5]))">
            <text:p/>
          </table:table-cell>
          <table:table-cell table:style-name="ce4" table:formula="of:=IF([Data.I5]=&quot;&quot;;&quot;&quot;;CONCATENATE(&quot;,&quot;;[Data.I5]))">
            <text:p/>
          </table:table-cell>
          <table:table-cell table:style-name="ce4" table:formula="of:=IF([Data.J5]=&quot;&quot;;&quot;&quot;;CONCATENATE(&quot;,&quot;;[Data.J5]))">
            <text:p/>
          </table:table-cell>
          <table:table-cell table:style-name="ce4" table:formula="of:=IF([Data.K5]=&quot;&quot;;&quot;&quot;;CONCATENATE(&quot;,&quot;;[Data.K5]))">
            <text:p/>
          </table:table-cell>
          <table:table-cell table:style-name="ce4" table:formula="of:=IF([Data.L5]=&quot;&quot;;&quot;&quot;;CONCATENATE(&quot;,&quot;;[Data.L5]))">
            <text:p/>
          </table:table-cell>
          <table:table-cell table:style-name="ce4" table:formula="of:=IF([Data.M5]=&quot;&quot;;&quot;&quot;;CONCATENATE(&quot;,&quot;;[Data.M5]))">
            <text:p/>
          </table:table-cell>
          <table:table-cell table:style-name="ce4" table:formula="of:=IF([Data.N5]=&quot;&quot;;&quot;&quot;;CONCATENATE(&quot;,&quot;;[Data.N5]))">
            <text:p/>
          </table:table-cell>
          <table:table-cell table:style-name="ce4" table:formula="of:=IF([Data.O5]=&quot;&quot;;&quot;&quot;;CONCATENATE(&quot;,&quot;;[Data.O5]))">
            <text:p/>
          </table:table-cell>
          <table:table-cell table:style-name="ce4" table:formula="of:=IF([Data.P5]=&quot;&quot;;&quot;&quot;;CONCATENATE(&quot;,&quot;;[Data.P5]))">
            <text:p/>
          </table:table-cell>
          <table:table-cell table:style-name="ce4" table:formula="of:=IF([Data.Q5]=&quot;&quot;;&quot;&quot;;CONCATENATE(&quot;,&quot;;[Data.Q5]))">
            <text:p/>
          </table:table-cell>
          <table:table-cell table:style-name="ce4" table:formula="of:=IF([Data.R5]=&quot;&quot;;&quot;&quot;;CONCATENATE(&quot;,&quot;;[Data.R5]))">
            <text:p/>
          </table:table-cell>
          <table:table-cell table:style-name="ce4" table:formula="of:=IF([Data.S5]=&quot;&quot;;&quot;&quot;;CONCATENATE(&quot;,&quot;;[Data.S5]))">
            <text:p/>
          </table:table-cell>
          <table:table-cell table:formula="of:=IF([Data.T5]=&quot;&quot;;&quot;&quot;;CONCATENATE(&quot;;&quot;;[Data.T5]))">
            <text:p/>
          </table:table-cell>
        </table:table-row>
        <table:table-row table:style-name="ro2">
          <table:table-cell table:formula="of:=IF([Data.A6]=&quot;&quot;;[.A4];[Data.A6])" office:value-type="float" office:value="4">
            <text:p>4</text:p>
          </table:table-cell>
          <table:table-cell table:formula="of:=IF([Data.C6]=&quot;&quot;;[.B4];CONCATENATE(&quot;,&quot;;[Data.C6]))" office:value-type="string" office:string-value=",TRAINING">
            <text:p>,TRAINING</text:p>
          </table:table-cell>
          <table:table-cell table:formula="of:=IF([Data.D6]=&quot;&quot;;[.C4];CONCATENATE(&quot;,&quot;;[Data.D6]))" office:value-type="string" office:string-value=",CHARL">
            <text:p>,CHARL</text:p>
          </table:table-cell>
          <table:table-cell table:formula="of:=CONCATENATE(&quot;,&quot;;[Data.E6])" office:value-type="string" office:string-value=",MINOR">
            <text:p>,MINOR</text:p>
          </table:table-cell>
          <table:table-cell table:formula="of:=CONCATENATE(&quot;,&quot;;[Data.F6])" office:value-type="string" office:string-value=",10">
            <text:p>,10</text:p>
          </table:table-cell>
          <table:table-cell table:formula="of:=IF([Data.G6]=&quot;&quot;;&quot;&quot;;CONCATENATE(&quot;,&quot;;[Data.G6]))" office:value-type="string" office:string-value=",C34=10">
            <text:p>,C34=10</text:p>
          </table:table-cell>
          <table:table-cell table:style-name="ce4" table:formula="of:=IF([Data.H6]=&quot;&quot;;&quot;&quot;;CONCATENATE(&quot;,&quot;;[Data.H6]))" office:value-type="string" office:string-value=",C55=10">
            <text:p>,C55=10</text:p>
          </table:table-cell>
          <table:table-cell table:style-name="ce4" table:formula="of:=IF([Data.I6]=&quot;&quot;;&quot;&quot;;CONCATENATE(&quot;,&quot;;[Data.I6]))" office:value-type="string" office:string-value=",C56=10">
            <text:p>,C56=10</text:p>
          </table:table-cell>
          <table:table-cell table:style-name="ce4" table:formula="of:=IF([Data.J6]=&quot;&quot;;&quot;&quot;;CONCATENATE(&quot;,&quot;;[Data.J6]))" office:value-type="string" office:string-value=",C59=10">
            <text:p>,C59=10</text:p>
          </table:table-cell>
          <table:table-cell table:style-name="ce4" table:formula="of:=IF([Data.K6]=&quot;&quot;;&quot;&quot;;CONCATENATE(&quot;,&quot;;[Data.K6]))" office:value-type="string" office:string-value=",C22=10">
            <text:p>,C22=10</text:p>
          </table:table-cell>
          <table:table-cell table:style-name="ce4" table:formula="of:=IF([Data.L6]=&quot;&quot;;&quot;&quot;;CONCATENATE(&quot;,&quot;;[Data.L6]))">
            <text:p/>
          </table:table-cell>
          <table:table-cell table:style-name="ce4" table:formula="of:=IF([Data.M6]=&quot;&quot;;&quot;&quot;;CONCATENATE(&quot;,&quot;;[Data.M6]))">
            <text:p/>
          </table:table-cell>
          <table:table-cell table:style-name="ce4" table:formula="of:=IF([Data.N6]=&quot;&quot;;&quot;&quot;;CONCATENATE(&quot;,&quot;;[Data.N6]))">
            <text:p/>
          </table:table-cell>
          <table:table-cell table:style-name="ce4" table:formula="of:=IF([Data.O6]=&quot;&quot;;&quot;&quot;;CONCATENATE(&quot;,&quot;;[Data.O6]))">
            <text:p/>
          </table:table-cell>
          <table:table-cell table:style-name="ce4" table:formula="of:=IF([Data.P6]=&quot;&quot;;&quot;&quot;;CONCATENATE(&quot;,&quot;;[Data.P6]))">
            <text:p/>
          </table:table-cell>
          <table:table-cell table:style-name="ce4" table:formula="of:=IF([Data.Q6]=&quot;&quot;;&quot;&quot;;CONCATENATE(&quot;,&quot;;[Data.Q6]))">
            <text:p/>
          </table:table-cell>
          <table:table-cell table:style-name="ce4" table:formula="of:=IF([Data.R6]=&quot;&quot;;&quot;&quot;;CONCATENATE(&quot;,&quot;;[Data.R6]))">
            <text:p/>
          </table:table-cell>
          <table:table-cell table:style-name="ce4" table:formula="of:=IF([Data.S6]=&quot;&quot;;&quot;&quot;;CONCATENATE(&quot;,&quot;;[Data.S6]))">
            <text:p/>
          </table:table-cell>
          <table:table-cell table:formula="of:=IF([Data.T6]=&quot;&quot;;&quot;&quot;;CONCATENATE(&quot;;&quot;;[Data.T6]))">
            <text:p/>
          </table:table-cell>
        </table:table-row>
        <table:table-row table:style-name="ro2">
          <table:table-cell table:formula="of:=IF([Data.A7]=&quot;&quot;;[.A5];[Data.A7])" office:value-type="float" office:value="4">
            <text:p>4</text:p>
          </table:table-cell>
          <table:table-cell table:formula="of:=IF([Data.C7]=&quot;&quot;;[.B5];CONCATENATE(&quot;,&quot;;[Data.C7]))" office:value-type="string" office:string-value=",TRAINING">
            <text:p>,TRAINING</text:p>
          </table:table-cell>
          <table:table-cell table:formula="of:=IF([Data.D7]=&quot;&quot;;[.C5];CONCATENATE(&quot;,&quot;;[Data.D7]))" office:value-type="string" office:string-value=",CHARL">
            <text:p>,CHARL</text:p>
          </table:table-cell>
          <table:table-cell table:formula="of:=CONCATENATE(&quot;,&quot;;[Data.E7])" office:value-type="string" office:string-value=",MAJOR">
            <text:p>,MAJOR</text:p>
          </table:table-cell>
          <table:table-cell table:formula="of:=CONCATENATE(&quot;,&quot;;[Data.F7])" office:value-type="string" office:string-value=",15">
            <text:p>,15</text:p>
          </table:table-cell>
          <table:table-cell table:formula="of:=IF([Data.G7]=&quot;&quot;;&quot;&quot;;CONCATENATE(&quot;,&quot;;[Data.G7]))" office:value-type="string" office:string-value=",C34=15">
            <text:p>,C34=15</text:p>
          </table:table-cell>
          <table:table-cell table:style-name="ce4" table:formula="of:=IF([Data.H7]=&quot;&quot;;&quot;&quot;;CONCATENATE(&quot;,&quot;;[Data.H7]))" office:value-type="string" office:string-value=",C55=15">
            <text:p>,C55=15</text:p>
          </table:table-cell>
          <table:table-cell table:style-name="ce4" table:formula="of:=IF([Data.I7]=&quot;&quot;;&quot;&quot;;CONCATENATE(&quot;,&quot;;[Data.I7]))" office:value-type="string" office:string-value=",C56=15">
            <text:p>,C56=15</text:p>
          </table:table-cell>
          <table:table-cell table:style-name="ce4" table:formula="of:=IF([Data.J7]=&quot;&quot;;&quot;&quot;;CONCATENATE(&quot;,&quot;;[Data.J7]))" office:value-type="string" office:string-value=",C59=15">
            <text:p>,C59=15</text:p>
          </table:table-cell>
          <table:table-cell table:style-name="ce4" table:formula="of:=IF([Data.K7]=&quot;&quot;;&quot;&quot;;CONCATENATE(&quot;,&quot;;[Data.K7]))" office:value-type="string" office:string-value=",C22=15">
            <text:p>,C22=15</text:p>
          </table:table-cell>
          <table:table-cell table:style-name="ce4" table:formula="of:=IF([Data.L7]=&quot;&quot;;&quot;&quot;;CONCATENATE(&quot;,&quot;;[Data.L7]))">
            <text:p/>
          </table:table-cell>
          <table:table-cell table:style-name="ce4" table:formula="of:=IF([Data.M7]=&quot;&quot;;&quot;&quot;;CONCATENATE(&quot;,&quot;;[Data.M7]))">
            <text:p/>
          </table:table-cell>
          <table:table-cell table:style-name="ce4" table:formula="of:=IF([Data.N7]=&quot;&quot;;&quot;&quot;;CONCATENATE(&quot;,&quot;;[Data.N7]))">
            <text:p/>
          </table:table-cell>
          <table:table-cell table:style-name="ce4" table:formula="of:=IF([Data.O7]=&quot;&quot;;&quot;&quot;;CONCATENATE(&quot;,&quot;;[Data.O7]))">
            <text:p/>
          </table:table-cell>
          <table:table-cell table:style-name="ce4" table:formula="of:=IF([Data.P7]=&quot;&quot;;&quot;&quot;;CONCATENATE(&quot;,&quot;;[Data.P7]))">
            <text:p/>
          </table:table-cell>
          <table:table-cell table:style-name="ce4" table:formula="of:=IF([Data.Q7]=&quot;&quot;;&quot;&quot;;CONCATENATE(&quot;,&quot;;[Data.Q7]))">
            <text:p/>
          </table:table-cell>
          <table:table-cell table:style-name="ce4" table:formula="of:=IF([Data.R7]=&quot;&quot;;&quot;&quot;;CONCATENATE(&quot;,&quot;;[Data.R7]))">
            <text:p/>
          </table:table-cell>
          <table:table-cell table:style-name="ce4" table:formula="of:=IF([Data.S7]=&quot;&quot;;&quot;&quot;;CONCATENATE(&quot;,&quot;;[Data.S7]))">
            <text:p/>
          </table:table-cell>
          <table:table-cell table:formula="of:=IF([Data.T7]=&quot;&quot;;&quot;&quot;;CONCATENATE(&quot;;&quot;;[Data.T7]))">
            <text:p/>
          </table:table-cell>
        </table:table-row>
        <table:table-row table:style-name="ro2">
          <table:table-cell table:formula="of:=IF([Data.A8]=&quot;&quot;;[.A6];[Data.A8])" office:value-type="float" office:value="4">
            <text:p>4</text:p>
          </table:table-cell>
          <table:table-cell table:formula="of:=IF([Data.C8]=&quot;&quot;;[.B6];CONCATENATE(&quot;,&quot;;[Data.C8]))" office:value-type="string" office:string-value=",TRAINING">
            <text:p>,TRAINING</text:p>
          </table:table-cell>
          <table:table-cell table:formula="of:=IF([Data.D8]=&quot;&quot;;[.C6];CONCATENATE(&quot;,&quot;;[Data.D8]))" office:value-type="string" office:string-value=",CHARL">
            <text:p>,CHARL</text:p>
          </table:table-cell>
          <table:table-cell table:formula="of:=CONCATENATE(&quot;,&quot;;[Data.E8])" office:value-type="string" office:string-value=",GREATER">
            <text:p>,GREATER</text:p>
          </table:table-cell>
          <table:table-cell table:formula="of:=CONCATENATE(&quot;,&quot;;[Data.F8])" office:value-type="string" office:string-value=",30">
            <text:p>,30</text:p>
          </table:table-cell>
          <table:table-cell table:formula="of:=IF([Data.G8]=&quot;&quot;;&quot;&quot;;CONCATENATE(&quot;,&quot;;[Data.G8]))" office:value-type="string" office:string-value=",C34=20">
            <text:p>,C34=20</text:p>
          </table:table-cell>
          <table:table-cell table:style-name="ce4" table:formula="of:=IF([Data.H8]=&quot;&quot;;&quot;&quot;;CONCATENATE(&quot;,&quot;;[Data.H8]))" office:value-type="string" office:string-value=",C55=20">
            <text:p>,C55=20</text:p>
          </table:table-cell>
          <table:table-cell table:style-name="ce4" table:formula="of:=IF([Data.I8]=&quot;&quot;;&quot;&quot;;CONCATENATE(&quot;,&quot;;[Data.I8]))" office:value-type="string" office:string-value=",C56=20">
            <text:p>,C56=20</text:p>
          </table:table-cell>
          <table:table-cell table:style-name="ce4" table:formula="of:=IF([Data.J8]=&quot;&quot;;&quot;&quot;;CONCATENATE(&quot;,&quot;;[Data.J8]))" office:value-type="string" office:string-value=",C59=20">
            <text:p>,C59=20</text:p>
          </table:table-cell>
          <table:table-cell table:style-name="ce4" table:formula="of:=IF([Data.K8]=&quot;&quot;;&quot;&quot;;CONCATENATE(&quot;,&quot;;[Data.K8]))" office:value-type="string" office:string-value=",C22=20">
            <text:p>,C22=20</text:p>
          </table:table-cell>
          <table:table-cell table:style-name="ce4" table:formula="of:=IF([Data.L8]=&quot;&quot;;&quot;&quot;;CONCATENATE(&quot;,&quot;;[Data.L8]))">
            <text:p/>
          </table:table-cell>
          <table:table-cell table:style-name="ce4" table:formula="of:=IF([Data.M8]=&quot;&quot;;&quot;&quot;;CONCATENATE(&quot;,&quot;;[Data.M8]))">
            <text:p/>
          </table:table-cell>
          <table:table-cell table:style-name="ce4" table:formula="of:=IF([Data.N8]=&quot;&quot;;&quot;&quot;;CONCATENATE(&quot;,&quot;;[Data.N8]))">
            <text:p/>
          </table:table-cell>
          <table:table-cell table:style-name="ce4" table:formula="of:=IF([Data.O8]=&quot;&quot;;&quot;&quot;;CONCATENATE(&quot;,&quot;;[Data.O8]))">
            <text:p/>
          </table:table-cell>
          <table:table-cell table:style-name="ce4" table:formula="of:=IF([Data.P8]=&quot;&quot;;&quot;&quot;;CONCATENATE(&quot;,&quot;;[Data.P8]))">
            <text:p/>
          </table:table-cell>
          <table:table-cell table:style-name="ce4" table:formula="of:=IF([Data.Q8]=&quot;&quot;;&quot;&quot;;CONCATENATE(&quot;,&quot;;[Data.Q8]))">
            <text:p/>
          </table:table-cell>
          <table:table-cell table:style-name="ce4" table:formula="of:=IF([Data.R8]=&quot;&quot;;&quot;&quot;;CONCATENATE(&quot;,&quot;;[Data.R8]))">
            <text:p/>
          </table:table-cell>
          <table:table-cell table:style-name="ce4" table:formula="of:=IF([Data.S8]=&quot;&quot;;&quot;&quot;;CONCATENATE(&quot;,&quot;;[Data.S8]))">
            <text:p/>
          </table:table-cell>
          <table:table-cell table:formula="of:=IF([Data.T8]=&quot;&quot;;&quot;&quot;;CONCATENATE(&quot;;&quot;;[Data.T8]))">
            <text:p/>
          </table:table-cell>
        </table:table-row>
        <table:table-row table:style-name="ro2">
          <table:table-cell table:formula="of:=IF([Data.A9]=&quot;&quot;;[.A7];[Data.A9])" office:value-type="float" office:value="5">
            <text:p>5</text:p>
          </table:table-cell>
          <table:table-cell table:formula="of:=IF([Data.C9]=&quot;&quot;;[.B7];CONCATENATE(&quot;,&quot;;[Data.C9]))" office:value-type="string" office:string-value=",TRAINING">
            <text:p>,TRAINING</text:p>
          </table:table-cell>
          <table:table-cell table:formula="of:=IF([Data.D9]=&quot;&quot;;[.C7];CONCATENATE(&quot;,&quot;;[Data.D9]))" office:value-type="string" office:string-value=",CHARL">
            <text:p>,CHARL</text:p>
          </table:table-cell>
          <table:table-cell table:formula="of:=CONCATENATE(&quot;,&quot;;[Data.E9])" office:value-type="string" office:string-value=",GREATER">
            <text:p>,GREATER</text:p>
          </table:table-cell>
          <table:table-cell table:formula="of:=CONCATENATE(&quot;,&quot;;[Data.F9])" office:value-type="string" office:string-value=",30">
            <text:p>,30</text:p>
          </table:table-cell>
          <table:table-cell table:formula="of:=IF([Data.G9]=&quot;&quot;;&quot;&quot;;CONCATENATE(&quot;,&quot;;[Data.G9]))" office:value-type="string" office:string-value=",C19=10">
            <text:p>,C19=10</text:p>
          </table:table-cell>
          <table:table-cell table:style-name="ce4" table:formula="of:=IF([Data.H9]=&quot;&quot;;&quot;&quot;;CONCATENATE(&quot;,&quot;;[Data.H9]))" office:value-type="string" office:string-value=",C20=10">
            <text:p>,C20=10</text:p>
          </table:table-cell>
          <table:table-cell table:style-name="ce4" table:formula="of:=IF([Data.I9]=&quot;&quot;;&quot;&quot;;CONCATENATE(&quot;,&quot;;[Data.I9]))" office:value-type="string" office:string-value=",C21=10">
            <text:p>,C21=10</text:p>
          </table:table-cell>
          <table:table-cell table:style-name="ce4" table:formula="of:=IF([Data.J9]=&quot;&quot;;&quot;&quot;;CONCATENATE(&quot;,&quot;;[Data.J9]))" office:value-type="string" office:string-value=",C27=10">
            <text:p>,C27=10</text:p>
          </table:table-cell>
          <table:table-cell table:style-name="ce4" table:formula="of:=IF([Data.K9]=&quot;&quot;;&quot;&quot;;CONCATENATE(&quot;,&quot;;[Data.K9]))" office:value-type="string" office:string-value=",C28=10">
            <text:p>,C28=10</text:p>
          </table:table-cell>
          <table:table-cell table:style-name="ce4" table:formula="of:=IF([Data.L9]=&quot;&quot;;&quot;&quot;;CONCATENATE(&quot;,&quot;;[Data.L9]))" office:value-type="string" office:string-value=",C29=10">
            <text:p>,C29=10</text:p>
          </table:table-cell>
          <table:table-cell table:style-name="ce4" table:formula="of:=IF([Data.M9]=&quot;&quot;;&quot;&quot;;CONCATENATE(&quot;,&quot;;[Data.M9]))" office:value-type="string" office:string-value=",C30=10">
            <text:p>,C30=10</text:p>
          </table:table-cell>
          <table:table-cell table:style-name="ce4" table:formula="of:=IF([Data.N9]=&quot;&quot;;&quot;&quot;;CONCATENATE(&quot;,&quot;;[Data.N9]))" office:value-type="string" office:string-value=",C31=10">
            <text:p>,C31=10</text:p>
          </table:table-cell>
          <table:table-cell table:style-name="ce4" table:formula="of:=IF([Data.O9]=&quot;&quot;;&quot;&quot;;CONCATENATE(&quot;,&quot;;[Data.O9]))" office:value-type="string" office:string-value=",C32=10">
            <text:p>,C32=10</text:p>
          </table:table-cell>
          <table:table-cell table:style-name="ce4" table:formula="of:=IF([Data.P9]=&quot;&quot;;&quot;&quot;;CONCATENATE(&quot;,&quot;;[Data.P9]))" office:value-type="string" office:string-value=",C33=10">
            <text:p>,C33=10</text:p>
          </table:table-cell>
          <table:table-cell table:style-name="ce4" table:formula="of:=IF([Data.Q9]=&quot;&quot;;&quot;&quot;;CONCATENATE(&quot;,&quot;;[Data.Q9]))" office:value-type="string" office:string-value=",CHOOSE=C28;C29;C30;C31;C32;C33=EVERYMAN">
            <text:p>,CHOOSE=C28;C29;C30;C31;C32;C33=EVERYMAN</text:p>
          </table:table-cell>
          <table:table-cell table:style-name="ce4" table:formula="of:=IF([Data.R9]=&quot;&quot;;&quot;&quot;;CONCATENATE(&quot;,&quot;;[Data.R9]))" office:value-type="string" office:string-value=",CHOOSE=C28;C29;C30;C31;C32;C33=EVERYMAN">
            <text:p>,CHOOSE=C28;C29;C30;C31;C32;C33=EVERYMAN</text:p>
          </table:table-cell>
          <table:table-cell table:style-name="ce4" table:formula="of:=IF([Data.S9]=&quot;&quot;;&quot;&quot;;CONCATENATE(&quot;,&quot;;[Data.S9]))">
            <text:p/>
          </table:table-cell>
          <table:table-cell table:formula="of:=IF([Data.T9]=&quot;&quot;;&quot;&quot;;CONCATENATE(&quot;;&quot;;[Data.T9]))">
            <text:p/>
          </table:table-cell>
        </table:table-row>
        <table:table-row table:style-name="ro2">
          <table:table-cell table:formula="of:=IF([Data.A10]=&quot;&quot;;[.A8];[Data.A10])" office:value-type="float" office:value="6">
            <text:p>6</text:p>
          </table:table-cell>
          <table:table-cell table:formula="of:=IF([Data.C10]=&quot;&quot;;[.B8];CONCATENATE(&quot;,&quot;;[Data.C10]))" office:value-type="string" office:string-value=",TRAINING">
            <text:p>,TRAINING</text:p>
          </table:table-cell>
          <table:table-cell table:formula="of:=IF([Data.D10]=&quot;&quot;;[.C8];CONCATENATE(&quot;,&quot;;[Data.D10]))" office:value-type="string" office:string-value=",CHARL">
            <text:p>,CHARL</text:p>
          </table:table-cell>
          <table:table-cell table:formula="of:=CONCATENATE(&quot;,&quot;;[Data.E10])" office:value-type="string" office:string-value=",GREATER">
            <text:p>,GREATER</text:p>
          </table:table-cell>
          <table:table-cell table:formula="of:=CONCATENATE(&quot;,&quot;;[Data.F10])" office:value-type="string" office:string-value=",35">
            <text:p>,35</text:p>
          </table:table-cell>
          <table:table-cell table:formula="of:=IF([Data.G10]=&quot;&quot;;&quot;&quot;;CONCATENATE(&quot;,&quot;;[Data.G10]))" office:value-type="string" office:string-value=",C7=EVERYMAN">
            <text:p>,C7=EVERYMAN</text:p>
          </table:table-cell>
          <table:table-cell table:style-name="ce4" table:formula="of:=IF([Data.H10]=&quot;&quot;;&quot;&quot;;CONCATENATE(&quot;,&quot;;[Data.H10]))" office:value-type="string" office:string-value=",C58=10">
            <text:p>,C58=10</text:p>
          </table:table-cell>
          <table:table-cell table:style-name="ce4" table:formula="of:=IF([Data.I10]=&quot;&quot;;&quot;&quot;;CONCATENATE(&quot;,&quot;;[Data.I10]))" office:value-type="string" office:string-value=",C27=EVERYMAN">
            <text:p>,C27=EVERYMAN</text:p>
          </table:table-cell>
          <table:table-cell table:style-name="ce4" table:formula="of:=IF([Data.J10]=&quot;&quot;;&quot;&quot;;CONCATENATE(&quot;,&quot;;[Data.J10]))" office:value-type="string" office:string-value=",C28=EVERYMAN">
            <text:p>,C28=EVERYMAN</text:p>
          </table:table-cell>
          <table:table-cell table:style-name="ce4" table:formula="of:=IF([Data.K10]=&quot;&quot;;&quot;&quot;;CONCATENATE(&quot;,&quot;;[Data.K10]))" office:value-type="string" office:string-value=",C29=EVERYMAN">
            <text:p>,C29=EVERYMAN</text:p>
          </table:table-cell>
          <table:table-cell table:style-name="ce4" table:formula="of:=IF([Data.L10]=&quot;&quot;;&quot;&quot;;CONCATENATE(&quot;,&quot;;[Data.L10]))" office:value-type="string" office:string-value=",C32=EVERYMAN">
            <text:p>,C32=EVERYMAN</text:p>
          </table:table-cell>
          <table:table-cell table:style-name="ce4" table:formula="of:=IF([Data.M10]=&quot;&quot;;&quot;&quot;;CONCATENATE(&quot;,&quot;;[Data.M10]))">
            <text:p/>
          </table:table-cell>
          <table:table-cell table:style-name="ce4" table:formula="of:=IF([Data.N10]=&quot;&quot;;&quot;&quot;;CONCATENATE(&quot;,&quot;;[Data.N10]))">
            <text:p/>
          </table:table-cell>
          <table:table-cell table:style-name="ce4" table:formula="of:=IF([Data.O10]=&quot;&quot;;&quot;&quot;;CONCATENATE(&quot;,&quot;;[Data.O10]))">
            <text:p/>
          </table:table-cell>
          <table:table-cell table:style-name="ce4" table:formula="of:=IF([Data.P10]=&quot;&quot;;&quot;&quot;;CONCATENATE(&quot;,&quot;;[Data.P10]))">
            <text:p/>
          </table:table-cell>
          <table:table-cell table:style-name="ce4" table:formula="of:=IF([Data.Q10]=&quot;&quot;;&quot;&quot;;CONCATENATE(&quot;,&quot;;[Data.Q10]))">
            <text:p/>
          </table:table-cell>
          <table:table-cell table:style-name="ce4" table:formula="of:=IF([Data.R10]=&quot;&quot;;&quot;&quot;;CONCATENATE(&quot;,&quot;;[Data.R10]))">
            <text:p/>
          </table:table-cell>
          <table:table-cell table:style-name="ce4" table:formula="of:=IF([Data.S10]=&quot;&quot;;&quot;&quot;;CONCATENATE(&quot;,&quot;;[Data.S10]))">
            <text:p/>
          </table:table-cell>
          <table:table-cell table:formula="of:=IF([Data.T10]=&quot;&quot;;&quot;&quot;;CONCATENATE(&quot;;&quot;;[Data.T10]))">
            <text:p/>
          </table:table-cell>
        </table:table-row>
        <table:table-row table:style-name="ro2">
          <table:table-cell table:formula="of:=IF([Data.A11]=&quot;&quot;;[.A9];[Data.A11])" office:value-type="float" office:value="7">
            <text:p>7</text:p>
          </table:table-cell>
          <table:table-cell table:formula="of:=IF([Data.C11]=&quot;&quot;;[.B9];CONCATENATE(&quot;,&quot;;[Data.C11]))" office:value-type="string" office:string-value=",TRAINING">
            <text:p>,TRAINING</text:p>
          </table:table-cell>
          <table:table-cell table:formula="of:=IF([Data.D11]=&quot;&quot;;[.C9];CONCATENATE(&quot;,&quot;;[Data.D11]))" office:value-type="string" office:string-value=",CHARL">
            <text:p>,CHARL</text:p>
          </table:table-cell>
          <table:table-cell table:formula="of:=CONCATENATE(&quot;,&quot;;[Data.E11])" office:value-type="string" office:string-value=",MAJOR">
            <text:p>,MAJOR</text:p>
          </table:table-cell>
          <table:table-cell table:formula="of:=CONCATENATE(&quot;,&quot;;[Data.F11])" office:value-type="string" office:string-value=",12">
            <text:p>,12</text:p>
          </table:table-cell>
          <table:table-cell table:formula="of:=IF([Data.G11]=&quot;&quot;;&quot;&quot;;CONCATENATE(&quot;,&quot;;[Data.G11]))" office:value-type="string" office:string-value=",INI=5">
            <text:p>,INI=5</text:p>
          </table:table-cell>
          <table:table-cell table:style-name="ce4" table:formula="of:=IF([Data.H11]=&quot;&quot;;&quot;&quot;;CONCATENATE(&quot;,&quot;;[Data.H11]))" office:value-type="string" office:string-value=",DESCR=talent.snap.5">
            <text:p>,DESCR=talent.snap.5</text:p>
          </table:table-cell>
          <table:table-cell table:style-name="ce4" table:formula="of:=IF([Data.I11]=&quot;&quot;;&quot;&quot;;CONCATENATE(&quot;,&quot;;[Data.I11]))" office:value-type="string" office:string-value=",DESCR=talent.deliberate.5">
            <text:p>,DESCR=talent.deliberate.5</text:p>
          </table:table-cell>
          <table:table-cell table:style-name="ce4" table:formula="of:=IF([Data.J11]=&quot;&quot;;&quot;&quot;;CONCATENATE(&quot;,&quot;;[Data.J11]))">
            <text:p/>
          </table:table-cell>
          <table:table-cell table:style-name="ce4" table:formula="of:=IF([Data.K11]=&quot;&quot;;&quot;&quot;;CONCATENATE(&quot;,&quot;;[Data.K11]))">
            <text:p/>
          </table:table-cell>
          <table:table-cell table:style-name="ce4" table:formula="of:=IF([Data.L11]=&quot;&quot;;&quot;&quot;;CONCATENATE(&quot;,&quot;;[Data.L11]))">
            <text:p/>
          </table:table-cell>
          <table:table-cell table:style-name="ce4" table:formula="of:=IF([Data.M11]=&quot;&quot;;&quot;&quot;;CONCATENATE(&quot;,&quot;;[Data.M11]))">
            <text:p/>
          </table:table-cell>
          <table:table-cell table:style-name="ce4" table:formula="of:=IF([Data.N11]=&quot;&quot;;&quot;&quot;;CONCATENATE(&quot;,&quot;;[Data.N11]))">
            <text:p/>
          </table:table-cell>
          <table:table-cell table:style-name="ce4" table:formula="of:=IF([Data.O11]=&quot;&quot;;&quot;&quot;;CONCATENATE(&quot;,&quot;;[Data.O11]))">
            <text:p/>
          </table:table-cell>
          <table:table-cell table:style-name="ce4" table:formula="of:=IF([Data.P11]=&quot;&quot;;&quot;&quot;;CONCATENATE(&quot;,&quot;;[Data.P11]))">
            <text:p/>
          </table:table-cell>
          <table:table-cell table:style-name="ce4" table:formula="of:=IF([Data.Q11]=&quot;&quot;;&quot;&quot;;CONCATENATE(&quot;,&quot;;[Data.Q11]))">
            <text:p/>
          </table:table-cell>
          <table:table-cell table:style-name="ce4" table:formula="of:=IF([Data.R11]=&quot;&quot;;&quot;&quot;;CONCATENATE(&quot;,&quot;;[Data.R11]))">
            <text:p/>
          </table:table-cell>
          <table:table-cell table:style-name="ce4" table:formula="of:=IF([Data.S11]=&quot;&quot;;&quot;&quot;;CONCATENATE(&quot;,&quot;;[Data.S11]))">
            <text:p/>
          </table:table-cell>
          <table:table-cell table:formula="of:=IF([Data.T11]=&quot;&quot;;&quot;&quot;;CONCATENATE(&quot;;&quot;;[Data.T11]))">
            <text:p/>
          </table:table-cell>
        </table:table-row>
        <table:table-row table:style-name="ro2">
          <table:table-cell table:formula="of:=IF([Data.A12]=&quot;&quot;;[.A10];[Data.A12])" office:value-type="float" office:value="8">
            <text:p>8</text:p>
          </table:table-cell>
          <table:table-cell table:formula="of:=IF([Data.C12]=&quot;&quot;;[.B10];CONCATENATE(&quot;,&quot;;[Data.C12]))" office:value-type="string" office:string-value=",TRAINING">
            <text:p>,TRAINING</text:p>
          </table:table-cell>
          <table:table-cell table:formula="of:=IF([Data.D12]=&quot;&quot;;[.C10];CONCATENATE(&quot;,&quot;;[Data.D12]))" office:value-type="string" office:string-value=",CHARL">
            <text:p>,CHARL</text:p>
          </table:table-cell>
          <table:table-cell table:formula="of:=CONCATENATE(&quot;,&quot;;[Data.E12])" office:value-type="string" office:string-value=",MINOR">
            <text:p>,MINOR</text:p>
          </table:table-cell>
          <table:table-cell table:formula="of:=CONCATENATE(&quot;,&quot;;[Data.F12])" office:value-type="string" office:string-value=",7">
            <text:p>,7</text:p>
          </table:table-cell>
          <table:table-cell table:formula="of:=IF([Data.G12]=&quot;&quot;;&quot;&quot;;CONCATENATE(&quot;,&quot;;[Data.G12]))" office:value-type="string" office:string-value=",S233=25">
            <text:p>,S233=25</text:p>
          </table:table-cell>
          <table:table-cell table:style-name="ce4" table:formula="of:=IF([Data.H12]=&quot;&quot;;&quot;&quot;;CONCATENATE(&quot;,&quot;;[Data.H12]))" office:value-type="string" office:string-value=",S68=10">
            <text:p>,S68=10</text:p>
          </table:table-cell>
          <table:table-cell table:style-name="ce4" table:formula="of:=IF([Data.I12]=&quot;&quot;;&quot;&quot;;CONCATENATE(&quot;,&quot;;[Data.I12]))" office:value-type="string" office:string-value=",S67=10">
            <text:p>,S67=10</text:p>
          </table:table-cell>
          <table:table-cell table:style-name="ce4" table:formula="of:=IF([Data.J12]=&quot;&quot;;&quot;&quot;;CONCATENATE(&quot;,&quot;;[Data.J12]))">
            <text:p/>
          </table:table-cell>
          <table:table-cell table:style-name="ce4" table:formula="of:=IF([Data.K12]=&quot;&quot;;&quot;&quot;;CONCATENATE(&quot;,&quot;;[Data.K12]))">
            <text:p/>
          </table:table-cell>
          <table:table-cell table:style-name="ce4" table:formula="of:=IF([Data.L12]=&quot;&quot;;&quot;&quot;;CONCATENATE(&quot;,&quot;;[Data.L12]))">
            <text:p/>
          </table:table-cell>
          <table:table-cell table:style-name="ce4" table:formula="of:=IF([Data.M12]=&quot;&quot;;&quot;&quot;;CONCATENATE(&quot;,&quot;;[Data.M12]))">
            <text:p/>
          </table:table-cell>
          <table:table-cell table:style-name="ce4" table:formula="of:=IF([Data.N12]=&quot;&quot;;&quot;&quot;;CONCATENATE(&quot;,&quot;;[Data.N12]))">
            <text:p/>
          </table:table-cell>
          <table:table-cell table:style-name="ce4" table:formula="of:=IF([Data.O12]=&quot;&quot;;&quot;&quot;;CONCATENATE(&quot;,&quot;;[Data.O12]))">
            <text:p/>
          </table:table-cell>
          <table:table-cell table:style-name="ce4" table:formula="of:=IF([Data.P12]=&quot;&quot;;&quot;&quot;;CONCATENATE(&quot;,&quot;;[Data.P12]))">
            <text:p/>
          </table:table-cell>
          <table:table-cell table:style-name="ce4" table:formula="of:=IF([Data.Q12]=&quot;&quot;;&quot;&quot;;CONCATENATE(&quot;,&quot;;[Data.Q12]))">
            <text:p/>
          </table:table-cell>
          <table:table-cell table:style-name="ce4" table:formula="of:=IF([Data.R12]=&quot;&quot;;&quot;&quot;;CONCATENATE(&quot;,&quot;;[Data.R12]))">
            <text:p/>
          </table:table-cell>
          <table:table-cell table:style-name="ce4" table:formula="of:=IF([Data.S12]=&quot;&quot;;&quot;&quot;;CONCATENATE(&quot;,&quot;;[Data.S12]))">
            <text:p/>
          </table:table-cell>
          <table:table-cell table:formula="of:=IF([Data.T12]=&quot;&quot;;&quot;&quot;;CONCATENATE(&quot;;&quot;;[Data.T12]))">
            <text:p/>
          </table:table-cell>
        </table:table-row>
        <table:table-row table:style-name="ro2">
          <table:table-cell table:formula="of:=IF([Data.A13]=&quot;&quot;;[.A11];[Data.A13])" office:value-type="float" office:value="8">
            <text:p>8</text:p>
          </table:table-cell>
          <table:table-cell table:formula="of:=IF([Data.C13]=&quot;&quot;;[.B11];CONCATENATE(&quot;,&quot;;[Data.C13]))" office:value-type="string" office:string-value=",TRAINING">
            <text:p>,TRAINING</text:p>
          </table:table-cell>
          <table:table-cell table:formula="of:=IF([Data.D13]=&quot;&quot;;[.C11];CONCATENATE(&quot;,&quot;;[Data.D13]))" office:value-type="string" office:string-value=",CHARL">
            <text:p>,CHARL</text:p>
          </table:table-cell>
          <table:table-cell table:formula="of:=CONCATENATE(&quot;,&quot;;[Data.E13])" office:value-type="string" office:string-value=",">
            <text:p>,</text:p>
          </table:table-cell>
          <table:table-cell table:formula="of:=CONCATENATE(&quot;,&quot;;[Data.F13])" office:value-type="string" office:string-value=",">
            <text:p>,</text:p>
          </table:table-cell>
          <table:table-cell table:formula="of:=IF([Data.G13]=&quot;&quot;;&quot;&quot;;CONCATENATE(&quot;,&quot;;[Data.G13]))">
            <text:p/>
          </table:table-cell>
          <table:table-cell table:style-name="ce4" table:formula="of:=IF([Data.H13]=&quot;&quot;;&quot;&quot;;CONCATENATE(&quot;,&quot;;[Data.H13]))">
            <text:p/>
          </table:table-cell>
          <table:table-cell table:style-name="ce4" table:formula="of:=IF([Data.I13]=&quot;&quot;;&quot;&quot;;CONCATENATE(&quot;,&quot;;[Data.I13]))">
            <text:p/>
          </table:table-cell>
          <table:table-cell table:style-name="ce4" table:formula="of:=IF([Data.J13]=&quot;&quot;;&quot;&quot;;CONCATENATE(&quot;,&quot;;[Data.J13]))">
            <text:p/>
          </table:table-cell>
          <table:table-cell table:style-name="ce4" table:formula="of:=IF([Data.K13]=&quot;&quot;;&quot;&quot;;CONCATENATE(&quot;,&quot;;[Data.K13]))">
            <text:p/>
          </table:table-cell>
          <table:table-cell table:style-name="ce4" table:formula="of:=IF([Data.L13]=&quot;&quot;;&quot;&quot;;CONCATENATE(&quot;,&quot;;[Data.L13]))">
            <text:p/>
          </table:table-cell>
          <table:table-cell table:style-name="ce4" table:formula="of:=IF([Data.M13]=&quot;&quot;;&quot;&quot;;CONCATENATE(&quot;,&quot;;[Data.M13]))">
            <text:p/>
          </table:table-cell>
          <table:table-cell table:style-name="ce4" table:formula="of:=IF([Data.N13]=&quot;&quot;;&quot;&quot;;CONCATENATE(&quot;,&quot;;[Data.N13]))">
            <text:p/>
          </table:table-cell>
          <table:table-cell table:style-name="ce4" table:formula="of:=IF([Data.O13]=&quot;&quot;;&quot;&quot;;CONCATENATE(&quot;,&quot;;[Data.O13]))">
            <text:p/>
          </table:table-cell>
          <table:table-cell table:style-name="ce4" table:formula="of:=IF([Data.P13]=&quot;&quot;;&quot;&quot;;CONCATENATE(&quot;,&quot;;[Data.P13]))">
            <text:p/>
          </table:table-cell>
          <table:table-cell table:style-name="ce4" table:formula="of:=IF([Data.Q13]=&quot;&quot;;&quot;&quot;;CONCATENATE(&quot;,&quot;;[Data.Q13]))">
            <text:p/>
          </table:table-cell>
          <table:table-cell table:style-name="ce4" table:formula="of:=IF([Data.R13]=&quot;&quot;;&quot;&quot;;CONCATENATE(&quot;,&quot;;[Data.R13]))">
            <text:p/>
          </table:table-cell>
          <table:table-cell table:style-name="ce4" table:formula="of:=IF([Data.S13]=&quot;&quot;;&quot;&quot;;CONCATENATE(&quot;,&quot;;[Data.S13]))">
            <text:p/>
          </table:table-cell>
          <table:table-cell table:formula="of:=IF([Data.T13]=&quot;&quot;;&quot;&quot;;CONCATENATE(&quot;;&quot;;[Data.T13]))">
            <text:p/>
          </table:table-cell>
        </table:table-row>
        <table:table-row table:style-name="ro2">
          <table:table-cell table:formula="of:=IF([Data.A14]=&quot;&quot;;[.A12];[Data.A14])" office:value-type="float" office:value="8">
            <text:p>8</text:p>
          </table:table-cell>
          <table:table-cell table:formula="of:=IF([Data.C14]=&quot;&quot;;[.B12];CONCATENATE(&quot;,&quot;;[Data.C14]))" office:value-type="string" office:string-value=",TRAINING">
            <text:p>,TRAINING</text:p>
          </table:table-cell>
          <table:table-cell table:formula="of:=IF([Data.D14]=&quot;&quot;;[.C12];CONCATENATE(&quot;,&quot;;[Data.D14]))" office:value-type="string" office:string-value=",CHARL">
            <text:p>,CHARL</text:p>
          </table:table-cell>
          <table:table-cell table:formula="of:=CONCATENATE(&quot;,&quot;;[Data.E14])" office:value-type="string" office:string-value=",">
            <text:p>,</text:p>
          </table:table-cell>
          <table:table-cell table:formula="of:=CONCATENATE(&quot;,&quot;;[Data.F14])" office:value-type="string" office:string-value=",">
            <text:p>,</text:p>
          </table:table-cell>
          <table:table-cell table:formula="of:=IF([Data.G14]=&quot;&quot;;&quot;&quot;;CONCATENATE(&quot;,&quot;;[Data.G14]))">
            <text:p/>
          </table:table-cell>
          <table:table-cell table:style-name="ce4" table:formula="of:=IF([Data.H14]=&quot;&quot;;&quot;&quot;;CONCATENATE(&quot;,&quot;;[Data.H14]))">
            <text:p/>
          </table:table-cell>
          <table:table-cell table:style-name="ce4" table:formula="of:=IF([Data.I14]=&quot;&quot;;&quot;&quot;;CONCATENATE(&quot;,&quot;;[Data.I14]))">
            <text:p/>
          </table:table-cell>
          <table:table-cell table:style-name="ce4" table:formula="of:=IF([Data.J14]=&quot;&quot;;&quot;&quot;;CONCATENATE(&quot;,&quot;;[Data.J14]))">
            <text:p/>
          </table:table-cell>
          <table:table-cell table:style-name="ce4" table:formula="of:=IF([Data.K14]=&quot;&quot;;&quot;&quot;;CONCATENATE(&quot;,&quot;;[Data.K14]))">
            <text:p/>
          </table:table-cell>
          <table:table-cell table:style-name="ce4" table:formula="of:=IF([Data.L14]=&quot;&quot;;&quot;&quot;;CONCATENATE(&quot;,&quot;;[Data.L14]))">
            <text:p/>
          </table:table-cell>
          <table:table-cell table:style-name="ce4" table:formula="of:=IF([Data.M14]=&quot;&quot;;&quot;&quot;;CONCATENATE(&quot;,&quot;;[Data.M14]))">
            <text:p/>
          </table:table-cell>
          <table:table-cell table:style-name="ce4" table:formula="of:=IF([Data.N14]=&quot;&quot;;&quot;&quot;;CONCATENATE(&quot;,&quot;;[Data.N14]))">
            <text:p/>
          </table:table-cell>
          <table:table-cell table:style-name="ce4" table:formula="of:=IF([Data.O14]=&quot;&quot;;&quot;&quot;;CONCATENATE(&quot;,&quot;;[Data.O14]))">
            <text:p/>
          </table:table-cell>
          <table:table-cell table:style-name="ce4" table:formula="of:=IF([Data.P14]=&quot;&quot;;&quot;&quot;;CONCATENATE(&quot;,&quot;;[Data.P14]))">
            <text:p/>
          </table:table-cell>
          <table:table-cell table:style-name="ce4" table:formula="of:=IF([Data.Q14]=&quot;&quot;;&quot;&quot;;CONCATENATE(&quot;,&quot;;[Data.Q14]))">
            <text:p/>
          </table:table-cell>
          <table:table-cell table:style-name="ce4" table:formula="of:=IF([Data.R14]=&quot;&quot;;&quot;&quot;;CONCATENATE(&quot;,&quot;;[Data.R14]))">
            <text:p/>
          </table:table-cell>
          <table:table-cell table:style-name="ce4" table:formula="of:=IF([Data.S14]=&quot;&quot;;&quot;&quot;;CONCATENATE(&quot;,&quot;;[Data.S14]))">
            <text:p/>
          </table:table-cell>
          <table:table-cell table:formula="of:=IF([Data.T14]=&quot;&quot;;&quot;&quot;;CONCATENATE(&quot;;&quot;;[Data.T14]))">
            <text:p/>
          </table:table-cell>
        </table:table-row>
        <table:table-row table:style-name="ro2">
          <table:table-cell table:formula="of:=IF([Data.A15]=&quot;&quot;;[.A13];[Data.A15])" office:value-type="float" office:value="8">
            <text:p>8</text:p>
          </table:table-cell>
          <table:table-cell table:formula="of:=IF([Data.C15]=&quot;&quot;;[.B13];CONCATENATE(&quot;,&quot;;[Data.C15]))" office:value-type="string" office:string-value=",TRAINING">
            <text:p>,TRAINING</text:p>
          </table:table-cell>
          <table:table-cell table:formula="of:=IF([Data.D15]=&quot;&quot;;[.C13];CONCATENATE(&quot;,&quot;;[Data.D15]))" office:value-type="string" office:string-value=",CHARL">
            <text:p>,CHARL</text:p>
          </table:table-cell>
          <table:table-cell table:formula="of:=CONCATENATE(&quot;,&quot;;[Data.E15])" office:value-type="string" office:string-value=",">
            <text:p>,</text:p>
          </table:table-cell>
          <table:table-cell table:formula="of:=CONCATENATE(&quot;,&quot;;[Data.F15])" office:value-type="string" office:string-value=",">
            <text:p>,</text:p>
          </table:table-cell>
          <table:table-cell table:formula="of:=IF([Data.G15]=&quot;&quot;;&quot;&quot;;CONCATENATE(&quot;,&quot;;[Data.G15]))">
            <text:p/>
          </table:table-cell>
          <table:table-cell table:style-name="ce4" table:formula="of:=IF([Data.H15]=&quot;&quot;;&quot;&quot;;CONCATENATE(&quot;,&quot;;[Data.H15]))">
            <text:p/>
          </table:table-cell>
          <table:table-cell table:style-name="ce4" table:formula="of:=IF([Data.I15]=&quot;&quot;;&quot;&quot;;CONCATENATE(&quot;,&quot;;[Data.I15]))">
            <text:p/>
          </table:table-cell>
          <table:table-cell table:style-name="ce4" table:formula="of:=IF([Data.J15]=&quot;&quot;;&quot;&quot;;CONCATENATE(&quot;,&quot;;[Data.J15]))">
            <text:p/>
          </table:table-cell>
          <table:table-cell table:style-name="ce4" table:formula="of:=IF([Data.K15]=&quot;&quot;;&quot;&quot;;CONCATENATE(&quot;,&quot;;[Data.K15]))">
            <text:p/>
          </table:table-cell>
          <table:table-cell table:style-name="ce4" table:formula="of:=IF([Data.L15]=&quot;&quot;;&quot;&quot;;CONCATENATE(&quot;,&quot;;[Data.L15]))">
            <text:p/>
          </table:table-cell>
          <table:table-cell table:style-name="ce4" table:formula="of:=IF([Data.M15]=&quot;&quot;;&quot;&quot;;CONCATENATE(&quot;,&quot;;[Data.M15]))">
            <text:p/>
          </table:table-cell>
          <table:table-cell table:style-name="ce4" table:formula="of:=IF([Data.N15]=&quot;&quot;;&quot;&quot;;CONCATENATE(&quot;,&quot;;[Data.N15]))">
            <text:p/>
          </table:table-cell>
          <table:table-cell table:style-name="ce4" table:formula="of:=IF([Data.O15]=&quot;&quot;;&quot;&quot;;CONCATENATE(&quot;,&quot;;[Data.O15]))">
            <text:p/>
          </table:table-cell>
          <table:table-cell table:style-name="ce4" table:formula="of:=IF([Data.P15]=&quot;&quot;;&quot;&quot;;CONCATENATE(&quot;,&quot;;[Data.P15]))">
            <text:p/>
          </table:table-cell>
          <table:table-cell table:style-name="ce4" table:formula="of:=IF([Data.Q15]=&quot;&quot;;&quot;&quot;;CONCATENATE(&quot;,&quot;;[Data.Q15]))">
            <text:p/>
          </table:table-cell>
          <table:table-cell table:style-name="ce4" table:formula="of:=IF([Data.R15]=&quot;&quot;;&quot;&quot;;CONCATENATE(&quot;,&quot;;[Data.R15]))">
            <text:p/>
          </table:table-cell>
          <table:table-cell table:style-name="ce4" table:formula="of:=IF([Data.S15]=&quot;&quot;;&quot;&quot;;CONCATENATE(&quot;,&quot;;[Data.S15]))">
            <text:p/>
          </table:table-cell>
          <table:table-cell table:formula="of:=IF([Data.T15]=&quot;&quot;;&quot;&quot;;CONCATENATE(&quot;;&quot;;[Data.T15]))">
            <text:p/>
          </table:table-cell>
        </table:table-row>
        <table:table-row table:style-name="ro2">
          <table:table-cell table:formula="of:=IF([Data.A16]=&quot;&quot;;[.A14];[Data.A16])" office:value-type="float" office:value="8">
            <text:p>8</text:p>
          </table:table-cell>
          <table:table-cell table:formula="of:=IF([Data.C16]=&quot;&quot;;[.B14];CONCATENATE(&quot;,&quot;;[Data.C16]))" office:value-type="string" office:string-value=",TRAINING">
            <text:p>,TRAINING</text:p>
          </table:table-cell>
          <table:table-cell table:formula="of:=IF([Data.D16]=&quot;&quot;;[.C14];CONCATENATE(&quot;,&quot;;[Data.D16]))" office:value-type="string" office:string-value=",CHARL">
            <text:p>,CHARL</text:p>
          </table:table-cell>
          <table:table-cell table:formula="of:=CONCATENATE(&quot;,&quot;;[Data.E16])" office:value-type="string" office:string-value=",">
            <text:p>,</text:p>
          </table:table-cell>
          <table:table-cell table:formula="of:=CONCATENATE(&quot;,&quot;;[Data.F16])" office:value-type="string" office:string-value=",">
            <text:p>,</text:p>
          </table:table-cell>
          <table:table-cell table:formula="of:=IF([Data.G16]=&quot;&quot;;&quot;&quot;;CONCATENATE(&quot;,&quot;;[Data.G16]))">
            <text:p/>
          </table:table-cell>
          <table:table-cell table:style-name="ce4" table:formula="of:=IF([Data.H16]=&quot;&quot;;&quot;&quot;;CONCATENATE(&quot;,&quot;;[Data.H16]))">
            <text:p/>
          </table:table-cell>
          <table:table-cell table:style-name="ce4" table:formula="of:=IF([Data.I16]=&quot;&quot;;&quot;&quot;;CONCATENATE(&quot;,&quot;;[Data.I16]))">
            <text:p/>
          </table:table-cell>
          <table:table-cell table:style-name="ce4" table:formula="of:=IF([Data.J16]=&quot;&quot;;&quot;&quot;;CONCATENATE(&quot;,&quot;;[Data.J16]))">
            <text:p/>
          </table:table-cell>
          <table:table-cell table:style-name="ce4" table:formula="of:=IF([Data.K16]=&quot;&quot;;&quot;&quot;;CONCATENATE(&quot;,&quot;;[Data.K16]))">
            <text:p/>
          </table:table-cell>
          <table:table-cell table:style-name="ce4" table:formula="of:=IF([Data.L16]=&quot;&quot;;&quot;&quot;;CONCATENATE(&quot;,&quot;;[Data.L16]))">
            <text:p/>
          </table:table-cell>
          <table:table-cell table:style-name="ce4" table:formula="of:=IF([Data.M16]=&quot;&quot;;&quot;&quot;;CONCATENATE(&quot;,&quot;;[Data.M16]))">
            <text:p/>
          </table:table-cell>
          <table:table-cell table:style-name="ce4" table:formula="of:=IF([Data.N16]=&quot;&quot;;&quot;&quot;;CONCATENATE(&quot;,&quot;;[Data.N16]))">
            <text:p/>
          </table:table-cell>
          <table:table-cell table:style-name="ce4" table:formula="of:=IF([Data.O16]=&quot;&quot;;&quot;&quot;;CONCATENATE(&quot;,&quot;;[Data.O16]))">
            <text:p/>
          </table:table-cell>
          <table:table-cell table:style-name="ce4" table:formula="of:=IF([Data.P16]=&quot;&quot;;&quot;&quot;;CONCATENATE(&quot;,&quot;;[Data.P16]))">
            <text:p/>
          </table:table-cell>
          <table:table-cell table:style-name="ce4" table:formula="of:=IF([Data.Q16]=&quot;&quot;;&quot;&quot;;CONCATENATE(&quot;,&quot;;[Data.Q16]))">
            <text:p/>
          </table:table-cell>
          <table:table-cell table:style-name="ce4" table:formula="of:=IF([Data.R16]=&quot;&quot;;&quot;&quot;;CONCATENATE(&quot;,&quot;;[Data.R16]))">
            <text:p/>
          </table:table-cell>
          <table:table-cell table:style-name="ce4" table:formula="of:=IF([Data.S16]=&quot;&quot;;&quot;&quot;;CONCATENATE(&quot;,&quot;;[Data.S16]))">
            <text:p/>
          </table:table-cell>
          <table:table-cell table:formula="of:=IF([Data.T16]=&quot;&quot;;&quot;&quot;;CONCATENATE(&quot;;&quot;;[Data.T16]))">
            <text:p/>
          </table:table-cell>
        </table:table-row>
        <table:table-row table:style-name="ro2">
          <table:table-cell table:formula="of:=IF([Data.A17]=&quot;&quot;;[.A15];[Data.A17])" office:value-type="float" office:value="8">
            <text:p>8</text:p>
          </table:table-cell>
          <table:table-cell table:formula="of:=IF([Data.C17]=&quot;&quot;;[.B15];CONCATENATE(&quot;,&quot;;[Data.C17]))" office:value-type="string" office:string-value=",TRAINING">
            <text:p>,TRAINING</text:p>
          </table:table-cell>
          <table:table-cell table:formula="of:=IF([Data.D17]=&quot;&quot;;[.C15];CONCATENATE(&quot;,&quot;;[Data.D17]))" office:value-type="string" office:string-value=",CHARL">
            <text:p>,CHARL</text:p>
          </table:table-cell>
          <table:table-cell table:formula="of:=CONCATENATE(&quot;,&quot;;[Data.E17])" office:value-type="string" office:string-value=",">
            <text:p>,</text:p>
          </table:table-cell>
          <table:table-cell table:formula="of:=CONCATENATE(&quot;,&quot;;[Data.F17])" office:value-type="string" office:string-value=",">
            <text:p>,</text:p>
          </table:table-cell>
          <table:table-cell table:formula="of:=IF([Data.G17]=&quot;&quot;;&quot;&quot;;CONCATENATE(&quot;,&quot;;[Data.G17]))">
            <text:p/>
          </table:table-cell>
          <table:table-cell table:style-name="ce4" table:formula="of:=IF([Data.H17]=&quot;&quot;;&quot;&quot;;CONCATENATE(&quot;,&quot;;[Data.H17]))">
            <text:p/>
          </table:table-cell>
          <table:table-cell table:style-name="ce4" table:formula="of:=IF([Data.I17]=&quot;&quot;;&quot;&quot;;CONCATENATE(&quot;,&quot;;[Data.I17]))">
            <text:p/>
          </table:table-cell>
          <table:table-cell table:style-name="ce4" table:formula="of:=IF([Data.J17]=&quot;&quot;;&quot;&quot;;CONCATENATE(&quot;,&quot;;[Data.J17]))">
            <text:p/>
          </table:table-cell>
          <table:table-cell table:style-name="ce4" table:formula="of:=IF([Data.K17]=&quot;&quot;;&quot;&quot;;CONCATENATE(&quot;,&quot;;[Data.K17]))">
            <text:p/>
          </table:table-cell>
          <table:table-cell table:style-name="ce4" table:formula="of:=IF([Data.L17]=&quot;&quot;;&quot;&quot;;CONCATENATE(&quot;,&quot;;[Data.L17]))">
            <text:p/>
          </table:table-cell>
          <table:table-cell table:style-name="ce4" table:formula="of:=IF([Data.M17]=&quot;&quot;;&quot;&quot;;CONCATENATE(&quot;,&quot;;[Data.M17]))">
            <text:p/>
          </table:table-cell>
          <table:table-cell table:style-name="ce4" table:formula="of:=IF([Data.N17]=&quot;&quot;;&quot;&quot;;CONCATENATE(&quot;,&quot;;[Data.N17]))">
            <text:p/>
          </table:table-cell>
          <table:table-cell table:style-name="ce4" table:formula="of:=IF([Data.O17]=&quot;&quot;;&quot;&quot;;CONCATENATE(&quot;,&quot;;[Data.O17]))">
            <text:p/>
          </table:table-cell>
          <table:table-cell table:style-name="ce4" table:formula="of:=IF([Data.P17]=&quot;&quot;;&quot;&quot;;CONCATENATE(&quot;,&quot;;[Data.P17]))">
            <text:p/>
          </table:table-cell>
          <table:table-cell table:style-name="ce4" table:formula="of:=IF([Data.Q17]=&quot;&quot;;&quot;&quot;;CONCATENATE(&quot;,&quot;;[Data.Q17]))">
            <text:p/>
          </table:table-cell>
          <table:table-cell table:style-name="ce4" table:formula="of:=IF([Data.R17]=&quot;&quot;;&quot;&quot;;CONCATENATE(&quot;,&quot;;[Data.R17]))">
            <text:p/>
          </table:table-cell>
          <table:table-cell table:style-name="ce4" table:formula="of:=IF([Data.S17]=&quot;&quot;;&quot;&quot;;CONCATENATE(&quot;,&quot;;[Data.S17]))">
            <text:p/>
          </table:table-cell>
          <table:table-cell table:formula="of:=IF([Data.T17]=&quot;&quot;;&quot;&quot;;CONCATENATE(&quot;;&quot;;[Data.T17]))">
            <text:p/>
          </table:table-cell>
        </table:table-row>
        <table:table-row table:style-name="ro2">
          <table:table-cell table:formula="of:=IF([Data.A18]=&quot;&quot;;[.A16];[Data.A18])" office:value-type="float" office:value="8">
            <text:p>8</text:p>
          </table:table-cell>
          <table:table-cell table:formula="of:=IF([Data.C18]=&quot;&quot;;[.B16];CONCATENATE(&quot;,&quot;;[Data.C18]))" office:value-type="string" office:string-value=",TRAINING">
            <text:p>,TRAINING</text:p>
          </table:table-cell>
          <table:table-cell table:formula="of:=IF([Data.D18]=&quot;&quot;;[.C16];CONCATENATE(&quot;,&quot;;[Data.D18]))" office:value-type="string" office:string-value=",CHARL">
            <text:p>,CHARL</text:p>
          </table:table-cell>
          <table:table-cell table:formula="of:=CONCATENATE(&quot;,&quot;;[Data.E18])" office:value-type="string" office:string-value=",">
            <text:p>,</text:p>
          </table:table-cell>
          <table:table-cell table:formula="of:=CONCATENATE(&quot;,&quot;;[Data.F18])" office:value-type="string" office:string-value=",">
            <text:p>,</text:p>
          </table:table-cell>
          <table:table-cell table:formula="of:=IF([Data.G18]=&quot;&quot;;&quot;&quot;;CONCATENATE(&quot;,&quot;;[Data.G18]))">
            <text:p/>
          </table:table-cell>
          <table:table-cell table:style-name="ce4" table:formula="of:=IF([Data.H18]=&quot;&quot;;&quot;&quot;;CONCATENATE(&quot;,&quot;;[Data.H18]))">
            <text:p/>
          </table:table-cell>
          <table:table-cell table:style-name="ce4" table:formula="of:=IF([Data.I18]=&quot;&quot;;&quot;&quot;;CONCATENATE(&quot;,&quot;;[Data.I18]))">
            <text:p/>
          </table:table-cell>
          <table:table-cell table:style-name="ce4" table:formula="of:=IF([Data.J18]=&quot;&quot;;&quot;&quot;;CONCATENATE(&quot;,&quot;;[Data.J18]))">
            <text:p/>
          </table:table-cell>
          <table:table-cell table:style-name="ce4" table:formula="of:=IF([Data.K18]=&quot;&quot;;&quot;&quot;;CONCATENATE(&quot;,&quot;;[Data.K18]))">
            <text:p/>
          </table:table-cell>
          <table:table-cell table:style-name="ce4" table:formula="of:=IF([Data.L18]=&quot;&quot;;&quot;&quot;;CONCATENATE(&quot;,&quot;;[Data.L18]))">
            <text:p/>
          </table:table-cell>
          <table:table-cell table:style-name="ce4" table:formula="of:=IF([Data.M18]=&quot;&quot;;&quot;&quot;;CONCATENATE(&quot;,&quot;;[Data.M18]))">
            <text:p/>
          </table:table-cell>
          <table:table-cell table:style-name="ce4" table:formula="of:=IF([Data.N18]=&quot;&quot;;&quot;&quot;;CONCATENATE(&quot;,&quot;;[Data.N18]))">
            <text:p/>
          </table:table-cell>
          <table:table-cell table:style-name="ce4" table:formula="of:=IF([Data.O18]=&quot;&quot;;&quot;&quot;;CONCATENATE(&quot;,&quot;;[Data.O18]))">
            <text:p/>
          </table:table-cell>
          <table:table-cell table:style-name="ce4" table:formula="of:=IF([Data.P18]=&quot;&quot;;&quot;&quot;;CONCATENATE(&quot;,&quot;;[Data.P18]))">
            <text:p/>
          </table:table-cell>
          <table:table-cell table:style-name="ce4" table:formula="of:=IF([Data.Q18]=&quot;&quot;;&quot;&quot;;CONCATENATE(&quot;,&quot;;[Data.Q18]))">
            <text:p/>
          </table:table-cell>
          <table:table-cell table:style-name="ce4" table:formula="of:=IF([Data.R18]=&quot;&quot;;&quot;&quot;;CONCATENATE(&quot;,&quot;;[Data.R18]))">
            <text:p/>
          </table:table-cell>
          <table:table-cell table:style-name="ce4" table:formula="of:=IF([Data.S18]=&quot;&quot;;&quot;&quot;;CONCATENATE(&quot;,&quot;;[Data.S18]))">
            <text:p/>
          </table:table-cell>
          <table:table-cell table:formula="of:=IF([Data.T18]=&quot;&quot;;&quot;&quot;;CONCATENATE(&quot;;&quot;;[Data.T18]))">
            <text:p/>
          </table:table-cell>
        </table:table-row>
        <table:table-row table:style-name="ro2">
          <table:table-cell table:formula="of:=IF([Data.A19]=&quot;&quot;;[.A17];[Data.A19])" office:value-type="float" office:value="8">
            <text:p>8</text:p>
          </table:table-cell>
          <table:table-cell table:formula="of:=IF([Data.C19]=&quot;&quot;;[.B17];CONCATENATE(&quot;,&quot;;[Data.C19]))" office:value-type="string" office:string-value=",TRAINING">
            <text:p>,TRAINING</text:p>
          </table:table-cell>
          <table:table-cell table:formula="of:=IF([Data.D19]=&quot;&quot;;[.C17];CONCATENATE(&quot;,&quot;;[Data.D19]))" office:value-type="string" office:string-value=",CHARL">
            <text:p>,CHARL</text:p>
          </table:table-cell>
          <table:table-cell table:formula="of:=CONCATENATE(&quot;,&quot;;[Data.E19])" office:value-type="string" office:string-value=",">
            <text:p>,</text:p>
          </table:table-cell>
          <table:table-cell table:formula="of:=CONCATENATE(&quot;,&quot;;[Data.F19])" office:value-type="string" office:string-value=",">
            <text:p>,</text:p>
          </table:table-cell>
          <table:table-cell table:formula="of:=IF([Data.G19]=&quot;&quot;;&quot;&quot;;CONCATENATE(&quot;,&quot;;[Data.G19]))">
            <text:p/>
          </table:table-cell>
          <table:table-cell table:style-name="ce4" table:formula="of:=IF([Data.H19]=&quot;&quot;;&quot;&quot;;CONCATENATE(&quot;,&quot;;[Data.H19]))">
            <text:p/>
          </table:table-cell>
          <table:table-cell table:style-name="ce4" table:formula="of:=IF([Data.I19]=&quot;&quot;;&quot;&quot;;CONCATENATE(&quot;,&quot;;[Data.I19]))">
            <text:p/>
          </table:table-cell>
          <table:table-cell table:style-name="ce4" table:formula="of:=IF([Data.J19]=&quot;&quot;;&quot;&quot;;CONCATENATE(&quot;,&quot;;[Data.J19]))">
            <text:p/>
          </table:table-cell>
          <table:table-cell table:style-name="ce4" table:formula="of:=IF([Data.K19]=&quot;&quot;;&quot;&quot;;CONCATENATE(&quot;,&quot;;[Data.K19]))">
            <text:p/>
          </table:table-cell>
          <table:table-cell table:style-name="ce4" table:formula="of:=IF([Data.L19]=&quot;&quot;;&quot;&quot;;CONCATENATE(&quot;,&quot;;[Data.L19]))">
            <text:p/>
          </table:table-cell>
          <table:table-cell table:style-name="ce4" table:formula="of:=IF([Data.M19]=&quot;&quot;;&quot;&quot;;CONCATENATE(&quot;,&quot;;[Data.M19]))">
            <text:p/>
          </table:table-cell>
          <table:table-cell table:style-name="ce4" table:formula="of:=IF([Data.N19]=&quot;&quot;;&quot;&quot;;CONCATENATE(&quot;,&quot;;[Data.N19]))">
            <text:p/>
          </table:table-cell>
          <table:table-cell table:style-name="ce4" table:formula="of:=IF([Data.O19]=&quot;&quot;;&quot;&quot;;CONCATENATE(&quot;,&quot;;[Data.O19]))">
            <text:p/>
          </table:table-cell>
          <table:table-cell table:style-name="ce4" table:formula="of:=IF([Data.P19]=&quot;&quot;;&quot;&quot;;CONCATENATE(&quot;,&quot;;[Data.P19]))">
            <text:p/>
          </table:table-cell>
          <table:table-cell table:style-name="ce4" table:formula="of:=IF([Data.Q19]=&quot;&quot;;&quot;&quot;;CONCATENATE(&quot;,&quot;;[Data.Q19]))">
            <text:p/>
          </table:table-cell>
          <table:table-cell table:style-name="ce4" table:formula="of:=IF([Data.R19]=&quot;&quot;;&quot;&quot;;CONCATENATE(&quot;,&quot;;[Data.R19]))">
            <text:p/>
          </table:table-cell>
          <table:table-cell table:style-name="ce4" table:formula="of:=IF([Data.S19]=&quot;&quot;;&quot;&quot;;CONCATENATE(&quot;,&quot;;[Data.S19]))">
            <text:p/>
          </table:table-cell>
          <table:table-cell table:formula="of:=IF([Data.T19]=&quot;&quot;;&quot;&quot;;CONCATENATE(&quot;;&quot;;[Data.T19]))">
            <text:p/>
          </table:table-cell>
        </table:table-row>
        <table:table-row table:style-name="ro2">
          <table:table-cell table:formula="of:=IF([Data.A20]=&quot;&quot;;[.A18];[Data.A20])" office:value-type="float" office:value="8">
            <text:p>8</text:p>
          </table:table-cell>
          <table:table-cell table:formula="of:=IF([Data.C20]=&quot;&quot;;[.B18];CONCATENATE(&quot;,&quot;;[Data.C20]))" office:value-type="string" office:string-value=",TRAINING">
            <text:p>,TRAINING</text:p>
          </table:table-cell>
          <table:table-cell table:formula="of:=IF([Data.D20]=&quot;&quot;;[.C18];CONCATENATE(&quot;,&quot;;[Data.D20]))" office:value-type="string" office:string-value=",CHARL">
            <text:p>,CHARL</text:p>
          </table:table-cell>
          <table:table-cell table:formula="of:=CONCATENATE(&quot;,&quot;;[Data.E20])" office:value-type="string" office:string-value=",">
            <text:p>,</text:p>
          </table:table-cell>
          <table:table-cell table:formula="of:=CONCATENATE(&quot;,&quot;;[Data.F20])" office:value-type="string" office:string-value=",">
            <text:p>,</text:p>
          </table:table-cell>
          <table:table-cell table:formula="of:=IF([Data.G20]=&quot;&quot;;&quot;&quot;;CONCATENATE(&quot;,&quot;;[Data.G20]))">
            <text:p/>
          </table:table-cell>
          <table:table-cell table:style-name="ce4" table:formula="of:=IF([Data.H20]=&quot;&quot;;&quot;&quot;;CONCATENATE(&quot;,&quot;;[Data.H20]))">
            <text:p/>
          </table:table-cell>
          <table:table-cell table:style-name="ce4" table:formula="of:=IF([Data.I20]=&quot;&quot;;&quot;&quot;;CONCATENATE(&quot;,&quot;;[Data.I20]))">
            <text:p/>
          </table:table-cell>
          <table:table-cell table:style-name="ce4" table:formula="of:=IF([Data.J20]=&quot;&quot;;&quot;&quot;;CONCATENATE(&quot;,&quot;;[Data.J20]))">
            <text:p/>
          </table:table-cell>
          <table:table-cell table:style-name="ce4" table:formula="of:=IF([Data.K20]=&quot;&quot;;&quot;&quot;;CONCATENATE(&quot;,&quot;;[Data.K20]))">
            <text:p/>
          </table:table-cell>
          <table:table-cell table:style-name="ce4" table:formula="of:=IF([Data.L20]=&quot;&quot;;&quot;&quot;;CONCATENATE(&quot;,&quot;;[Data.L20]))">
            <text:p/>
          </table:table-cell>
          <table:table-cell table:style-name="ce4" table:formula="of:=IF([Data.M20]=&quot;&quot;;&quot;&quot;;CONCATENATE(&quot;,&quot;;[Data.M20]))">
            <text:p/>
          </table:table-cell>
          <table:table-cell table:style-name="ce4" table:formula="of:=IF([Data.N20]=&quot;&quot;;&quot;&quot;;CONCATENATE(&quot;,&quot;;[Data.N20]))">
            <text:p/>
          </table:table-cell>
          <table:table-cell table:style-name="ce4" table:formula="of:=IF([Data.O20]=&quot;&quot;;&quot;&quot;;CONCATENATE(&quot;,&quot;;[Data.O20]))">
            <text:p/>
          </table:table-cell>
          <table:table-cell table:style-name="ce4" table:formula="of:=IF([Data.P20]=&quot;&quot;;&quot;&quot;;CONCATENATE(&quot;,&quot;;[Data.P20]))">
            <text:p/>
          </table:table-cell>
          <table:table-cell table:style-name="ce4" table:formula="of:=IF([Data.Q20]=&quot;&quot;;&quot;&quot;;CONCATENATE(&quot;,&quot;;[Data.Q20]))">
            <text:p/>
          </table:table-cell>
          <table:table-cell table:style-name="ce4" table:formula="of:=IF([Data.R20]=&quot;&quot;;&quot;&quot;;CONCATENATE(&quot;,&quot;;[Data.R20]))">
            <text:p/>
          </table:table-cell>
          <table:table-cell table:style-name="ce4" table:formula="of:=IF([Data.S20]=&quot;&quot;;&quot;&quot;;CONCATENATE(&quot;,&quot;;[Data.S20]))">
            <text:p/>
          </table:table-cell>
          <table:table-cell table:formula="of:=IF([Data.T20]=&quot;&quot;;&quot;&quot;;CONCATENATE(&quot;;&quot;;[Data.T20]))">
            <text:p/>
          </table:table-cell>
        </table:table-row>
        <table:table-row table:style-name="ro2">
          <table:table-cell table:formula="of:=IF([Data.A21]=&quot;&quot;;[.A19];[Data.A21])" office:value-type="float" office:value="8">
            <text:p>8</text:p>
          </table:table-cell>
          <table:table-cell table:formula="of:=IF([Data.C21]=&quot;&quot;;[.B19];CONCATENATE(&quot;,&quot;;[Data.C21]))" office:value-type="string" office:string-value=",TRAINING">
            <text:p>,TRAINING</text:p>
          </table:table-cell>
          <table:table-cell table:formula="of:=IF([Data.D21]=&quot;&quot;;[.C19];CONCATENATE(&quot;,&quot;;[Data.D21]))" office:value-type="string" office:string-value=",CHARL">
            <text:p>,CHARL</text:p>
          </table:table-cell>
          <table:table-cell table:formula="of:=CONCATENATE(&quot;,&quot;;[Data.E21])" office:value-type="string" office:string-value=",">
            <text:p>,</text:p>
          </table:table-cell>
          <table:table-cell table:formula="of:=CONCATENATE(&quot;,&quot;;[Data.F21])" office:value-type="string" office:string-value=",">
            <text:p>,</text:p>
          </table:table-cell>
          <table:table-cell table:formula="of:=IF([Data.G21]=&quot;&quot;;&quot;&quot;;CONCATENATE(&quot;,&quot;;[Data.G21]))">
            <text:p/>
          </table:table-cell>
          <table:table-cell table:style-name="ce4" table:formula="of:=IF([Data.H21]=&quot;&quot;;&quot;&quot;;CONCATENATE(&quot;,&quot;;[Data.H21]))">
            <text:p/>
          </table:table-cell>
          <table:table-cell table:style-name="ce4" table:formula="of:=IF([Data.I21]=&quot;&quot;;&quot;&quot;;CONCATENATE(&quot;,&quot;;[Data.I21]))">
            <text:p/>
          </table:table-cell>
          <table:table-cell table:style-name="ce4" table:formula="of:=IF([Data.J21]=&quot;&quot;;&quot;&quot;;CONCATENATE(&quot;,&quot;;[Data.J21]))">
            <text:p/>
          </table:table-cell>
          <table:table-cell table:style-name="ce4" table:formula="of:=IF([Data.K21]=&quot;&quot;;&quot;&quot;;CONCATENATE(&quot;,&quot;;[Data.K21]))">
            <text:p/>
          </table:table-cell>
          <table:table-cell table:style-name="ce4" table:formula="of:=IF([Data.L21]=&quot;&quot;;&quot;&quot;;CONCATENATE(&quot;,&quot;;[Data.L21]))">
            <text:p/>
          </table:table-cell>
          <table:table-cell table:style-name="ce4" table:formula="of:=IF([Data.M21]=&quot;&quot;;&quot;&quot;;CONCATENATE(&quot;,&quot;;[Data.M21]))">
            <text:p/>
          </table:table-cell>
          <table:table-cell table:style-name="ce4" table:formula="of:=IF([Data.N21]=&quot;&quot;;&quot;&quot;;CONCATENATE(&quot;,&quot;;[Data.N21]))">
            <text:p/>
          </table:table-cell>
          <table:table-cell table:style-name="ce4" table:formula="of:=IF([Data.O21]=&quot;&quot;;&quot;&quot;;CONCATENATE(&quot;,&quot;;[Data.O21]))">
            <text:p/>
          </table:table-cell>
          <table:table-cell table:style-name="ce4" table:formula="of:=IF([Data.P21]=&quot;&quot;;&quot;&quot;;CONCATENATE(&quot;,&quot;;[Data.P21]))">
            <text:p/>
          </table:table-cell>
          <table:table-cell table:style-name="ce4" table:formula="of:=IF([Data.Q21]=&quot;&quot;;&quot;&quot;;CONCATENATE(&quot;,&quot;;[Data.Q21]))">
            <text:p/>
          </table:table-cell>
          <table:table-cell table:style-name="ce4" table:formula="of:=IF([Data.R21]=&quot;&quot;;&quot;&quot;;CONCATENATE(&quot;,&quot;;[Data.R21]))">
            <text:p/>
          </table:table-cell>
          <table:table-cell table:style-name="ce4" table:formula="of:=IF([Data.S21]=&quot;&quot;;&quot;&quot;;CONCATENATE(&quot;,&quot;;[Data.S21]))">
            <text:p/>
          </table:table-cell>
          <table:table-cell table:formula="of:=IF([Data.T21]=&quot;&quot;;&quot;&quot;;CONCATENATE(&quot;;&quot;;[Data.T21]))">
            <text:p/>
          </table:table-cell>
        </table:table-row>
        <table:table-row table:style-name="ro2">
          <table:table-cell table:formula="of:=IF([Data.A22]=&quot;&quot;;[.A20];[Data.A22])" office:value-type="float" office:value="8">
            <text:p>8</text:p>
          </table:table-cell>
          <table:table-cell table:formula="of:=IF([Data.C22]=&quot;&quot;;[.B20];CONCATENATE(&quot;,&quot;;[Data.C22]))" office:value-type="string" office:string-value=",TRAINING">
            <text:p>,TRAINING</text:p>
          </table:table-cell>
          <table:table-cell table:formula="of:=IF([Data.D22]=&quot;&quot;;[.C20];CONCATENATE(&quot;,&quot;;[Data.D22]))" office:value-type="string" office:string-value=",CHARL">
            <text:p>,CHARL</text:p>
          </table:table-cell>
          <table:table-cell table:formula="of:=CONCATENATE(&quot;,&quot;;[Data.E22])" office:value-type="string" office:string-value=",">
            <text:p>,</text:p>
          </table:table-cell>
          <table:table-cell table:formula="of:=CONCATENATE(&quot;,&quot;;[Data.F22])" office:value-type="string" office:string-value=",">
            <text:p>,</text:p>
          </table:table-cell>
          <table:table-cell table:formula="of:=IF([Data.G22]=&quot;&quot;;&quot;&quot;;CONCATENATE(&quot;,&quot;;[Data.G22]))">
            <text:p/>
          </table:table-cell>
          <table:table-cell table:style-name="ce4" table:formula="of:=IF([Data.H22]=&quot;&quot;;&quot;&quot;;CONCATENATE(&quot;,&quot;;[Data.H22]))">
            <text:p/>
          </table:table-cell>
          <table:table-cell table:style-name="ce4" table:formula="of:=IF([Data.I22]=&quot;&quot;;&quot;&quot;;CONCATENATE(&quot;,&quot;;[Data.I22]))">
            <text:p/>
          </table:table-cell>
          <table:table-cell table:style-name="ce4" table:formula="of:=IF([Data.J22]=&quot;&quot;;&quot;&quot;;CONCATENATE(&quot;,&quot;;[Data.J22]))">
            <text:p/>
          </table:table-cell>
          <table:table-cell table:style-name="ce4" table:formula="of:=IF([Data.K22]=&quot;&quot;;&quot;&quot;;CONCATENATE(&quot;,&quot;;[Data.K22]))">
            <text:p/>
          </table:table-cell>
          <table:table-cell table:style-name="ce4" table:formula="of:=IF([Data.L22]=&quot;&quot;;&quot;&quot;;CONCATENATE(&quot;,&quot;;[Data.L22]))">
            <text:p/>
          </table:table-cell>
          <table:table-cell table:style-name="ce4" table:formula="of:=IF([Data.M22]=&quot;&quot;;&quot;&quot;;CONCATENATE(&quot;,&quot;;[Data.M22]))">
            <text:p/>
          </table:table-cell>
          <table:table-cell table:style-name="ce4" table:formula="of:=IF([Data.N22]=&quot;&quot;;&quot;&quot;;CONCATENATE(&quot;,&quot;;[Data.N22]))">
            <text:p/>
          </table:table-cell>
          <table:table-cell table:style-name="ce4" table:formula="of:=IF([Data.O22]=&quot;&quot;;&quot;&quot;;CONCATENATE(&quot;,&quot;;[Data.O22]))">
            <text:p/>
          </table:table-cell>
          <table:table-cell table:style-name="ce4" table:formula="of:=IF([Data.P22]=&quot;&quot;;&quot;&quot;;CONCATENATE(&quot;,&quot;;[Data.P22]))">
            <text:p/>
          </table:table-cell>
          <table:table-cell table:style-name="ce4" table:formula="of:=IF([Data.Q22]=&quot;&quot;;&quot;&quot;;CONCATENATE(&quot;,&quot;;[Data.Q22]))">
            <text:p/>
          </table:table-cell>
          <table:table-cell table:style-name="ce4" table:formula="of:=IF([Data.R22]=&quot;&quot;;&quot;&quot;;CONCATENATE(&quot;,&quot;;[Data.R22]))">
            <text:p/>
          </table:table-cell>
          <table:table-cell table:style-name="ce4" table:formula="of:=IF([Data.S22]=&quot;&quot;;&quot;&quot;;CONCATENATE(&quot;,&quot;;[Data.S22]))">
            <text:p/>
          </table:table-cell>
          <table:table-cell table:formula="of:=IF([Data.T22]=&quot;&quot;;&quot;&quot;;CONCATENATE(&quot;;&quot;;[Data.T22]))">
            <text:p/>
          </table:table-cell>
        </table:table-row>
        <table:table-row table:style-name="ro2">
          <table:table-cell table:formula="of:=IF([Data.A23]=&quot;&quot;;[.A21];[Data.A23])" office:value-type="float" office:value="8">
            <text:p>8</text:p>
          </table:table-cell>
          <table:table-cell table:formula="of:=IF([Data.C23]=&quot;&quot;;[.B21];CONCATENATE(&quot;,&quot;;[Data.C23]))" office:value-type="string" office:string-value=",TRAINING">
            <text:p>,TRAINING</text:p>
          </table:table-cell>
          <table:table-cell table:formula="of:=IF([Data.D23]=&quot;&quot;;[.C21];CONCATENATE(&quot;,&quot;;[Data.D23]))" office:value-type="string" office:string-value=",CHARL">
            <text:p>,CHARL</text:p>
          </table:table-cell>
          <table:table-cell table:formula="of:=CONCATENATE(&quot;,&quot;;[Data.E23])" office:value-type="string" office:string-value=",">
            <text:p>,</text:p>
          </table:table-cell>
          <table:table-cell table:formula="of:=CONCATENATE(&quot;,&quot;;[Data.F23])" office:value-type="string" office:string-value=",">
            <text:p>,</text:p>
          </table:table-cell>
          <table:table-cell table:formula="of:=IF([Data.G23]=&quot;&quot;;&quot;&quot;;CONCATENATE(&quot;,&quot;;[Data.G23]))">
            <text:p/>
          </table:table-cell>
          <table:table-cell table:style-name="ce4" table:formula="of:=IF([Data.H23]=&quot;&quot;;&quot;&quot;;CONCATENATE(&quot;,&quot;;[Data.H23]))">
            <text:p/>
          </table:table-cell>
          <table:table-cell table:style-name="ce4" table:formula="of:=IF([Data.I23]=&quot;&quot;;&quot;&quot;;CONCATENATE(&quot;,&quot;;[Data.I23]))">
            <text:p/>
          </table:table-cell>
          <table:table-cell table:style-name="ce4" table:formula="of:=IF([Data.J23]=&quot;&quot;;&quot;&quot;;CONCATENATE(&quot;,&quot;;[Data.J23]))">
            <text:p/>
          </table:table-cell>
          <table:table-cell table:style-name="ce4" table:formula="of:=IF([Data.K23]=&quot;&quot;;&quot;&quot;;CONCATENATE(&quot;,&quot;;[Data.K23]))">
            <text:p/>
          </table:table-cell>
          <table:table-cell table:style-name="ce4" table:formula="of:=IF([Data.L23]=&quot;&quot;;&quot;&quot;;CONCATENATE(&quot;,&quot;;[Data.L23]))">
            <text:p/>
          </table:table-cell>
          <table:table-cell table:style-name="ce4" table:formula="of:=IF([Data.M23]=&quot;&quot;;&quot;&quot;;CONCATENATE(&quot;,&quot;;[Data.M23]))">
            <text:p/>
          </table:table-cell>
          <table:table-cell table:style-name="ce4" table:formula="of:=IF([Data.N23]=&quot;&quot;;&quot;&quot;;CONCATENATE(&quot;,&quot;;[Data.N23]))">
            <text:p/>
          </table:table-cell>
          <table:table-cell table:style-name="ce4" table:formula="of:=IF([Data.O23]=&quot;&quot;;&quot;&quot;;CONCATENATE(&quot;,&quot;;[Data.O23]))">
            <text:p/>
          </table:table-cell>
          <table:table-cell table:style-name="ce4" table:formula="of:=IF([Data.P23]=&quot;&quot;;&quot;&quot;;CONCATENATE(&quot;,&quot;;[Data.P23]))">
            <text:p/>
          </table:table-cell>
          <table:table-cell table:style-name="ce4" table:formula="of:=IF([Data.Q23]=&quot;&quot;;&quot;&quot;;CONCATENATE(&quot;,&quot;;[Data.Q23]))">
            <text:p/>
          </table:table-cell>
          <table:table-cell table:style-name="ce4" table:formula="of:=IF([Data.R23]=&quot;&quot;;&quot;&quot;;CONCATENATE(&quot;,&quot;;[Data.R23]))">
            <text:p/>
          </table:table-cell>
          <table:table-cell table:style-name="ce4" table:formula="of:=IF([Data.S23]=&quot;&quot;;&quot;&quot;;CONCATENATE(&quot;,&quot;;[Data.S23]))">
            <text:p/>
          </table:table-cell>
          <table:table-cell table:formula="of:=IF([Data.T23]=&quot;&quot;;&quot;&quot;;CONCATENATE(&quot;;&quot;;[Data.T23]))">
            <text:p/>
          </table:table-cell>
        </table:table-row>
        <table:table-row table:style-name="ro2">
          <table:table-cell table:formula="of:=IF([Data.A24]=&quot;&quot;;[.A22];[Data.A24])" office:value-type="float" office:value="8">
            <text:p>8</text:p>
          </table:table-cell>
          <table:table-cell table:formula="of:=IF([Data.C24]=&quot;&quot;;[.B22];CONCATENATE(&quot;,&quot;;[Data.C24]))" office:value-type="string" office:string-value=",TRAINING">
            <text:p>,TRAINING</text:p>
          </table:table-cell>
          <table:table-cell table:formula="of:=IF([Data.D24]=&quot;&quot;;[.C22];CONCATENATE(&quot;,&quot;;[Data.D24]))" office:value-type="string" office:string-value=",CHARL">
            <text:p>,CHARL</text:p>
          </table:table-cell>
          <table:table-cell table:formula="of:=CONCATENATE(&quot;,&quot;;[Data.E24])" office:value-type="string" office:string-value=",">
            <text:p>,</text:p>
          </table:table-cell>
          <table:table-cell table:formula="of:=CONCATENATE(&quot;,&quot;;[Data.F24])" office:value-type="string" office:string-value=",">
            <text:p>,</text:p>
          </table:table-cell>
          <table:table-cell table:formula="of:=IF([Data.G24]=&quot;&quot;;&quot;&quot;;CONCATENATE(&quot;,&quot;;[Data.G24]))">
            <text:p/>
          </table:table-cell>
          <table:table-cell table:style-name="ce4" table:formula="of:=IF([Data.H24]=&quot;&quot;;&quot;&quot;;CONCATENATE(&quot;,&quot;;[Data.H24]))">
            <text:p/>
          </table:table-cell>
          <table:table-cell table:style-name="ce4" table:formula="of:=IF([Data.I24]=&quot;&quot;;&quot;&quot;;CONCATENATE(&quot;,&quot;;[Data.I24]))">
            <text:p/>
          </table:table-cell>
          <table:table-cell table:style-name="ce4" table:formula="of:=IF([Data.J24]=&quot;&quot;;&quot;&quot;;CONCATENATE(&quot;,&quot;;[Data.J24]))">
            <text:p/>
          </table:table-cell>
          <table:table-cell table:style-name="ce4" table:formula="of:=IF([Data.K24]=&quot;&quot;;&quot;&quot;;CONCATENATE(&quot;,&quot;;[Data.K24]))">
            <text:p/>
          </table:table-cell>
          <table:table-cell table:style-name="ce4" table:formula="of:=IF([Data.L24]=&quot;&quot;;&quot;&quot;;CONCATENATE(&quot;,&quot;;[Data.L24]))">
            <text:p/>
          </table:table-cell>
          <table:table-cell table:style-name="ce4" table:formula="of:=IF([Data.M24]=&quot;&quot;;&quot;&quot;;CONCATENATE(&quot;,&quot;;[Data.M24]))">
            <text:p/>
          </table:table-cell>
          <table:table-cell table:style-name="ce4" table:formula="of:=IF([Data.N24]=&quot;&quot;;&quot;&quot;;CONCATENATE(&quot;,&quot;;[Data.N24]))">
            <text:p/>
          </table:table-cell>
          <table:table-cell table:style-name="ce4" table:formula="of:=IF([Data.O24]=&quot;&quot;;&quot;&quot;;CONCATENATE(&quot;,&quot;;[Data.O24]))">
            <text:p/>
          </table:table-cell>
          <table:table-cell table:style-name="ce4" table:formula="of:=IF([Data.P24]=&quot;&quot;;&quot;&quot;;CONCATENATE(&quot;,&quot;;[Data.P24]))">
            <text:p/>
          </table:table-cell>
          <table:table-cell table:style-name="ce4" table:formula="of:=IF([Data.Q24]=&quot;&quot;;&quot;&quot;;CONCATENATE(&quot;,&quot;;[Data.Q24]))">
            <text:p/>
          </table:table-cell>
          <table:table-cell table:style-name="ce4" table:formula="of:=IF([Data.R24]=&quot;&quot;;&quot;&quot;;CONCATENATE(&quot;,&quot;;[Data.R24]))">
            <text:p/>
          </table:table-cell>
          <table:table-cell table:style-name="ce4" table:formula="of:=IF([Data.S24]=&quot;&quot;;&quot;&quot;;CONCATENATE(&quot;,&quot;;[Data.S24]))">
            <text:p/>
          </table:table-cell>
          <table:table-cell table:formula="of:=IF([Data.T24]=&quot;&quot;;&quot;&quot;;CONCATENATE(&quot;;&quot;;[Data.T24]))">
            <text:p/>
          </table:table-cell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locale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3">
          <table:table-cell table:style-name="ce5" office:value-type="string">
            <text:p>ID</text:p>
          </table:table-cell>
          <table:table-cell table:style-name="ce5" office:value-type="string">
            <text:p>Talent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Type</text:p>
          </table:table-cell>
          <table:table-cell office:value-type="string">
            <text:p>TalentFlawType</text:p>
          </table:table-cell>
        </table:table-row>
        <table:table-row table:style-name="ro3">
          <table:table-cell/>
          <table:table-cell table:style-name="ce6" office:value-type="string">
            <text:p>+10 prior to roll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bsent-Minded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ccelerated Mending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croba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cute Hear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cute Smel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Fatal (major)</text:p>
          </table:table-cell>
          <table:table-cell table:style-name="ce7" office:value-type="float" office:value="-40">
            <text:p>-4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Fatal (mino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Harmful (majo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Harmful (min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Mild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Mild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erious (major)</text:p>
          </table:table-cell>
          <table:table-cell table:style-name="ce7" office:value-type="float" office:value="-25">
            <text:p>-2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erious (min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imple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imple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Normal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Poo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Rich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Very Po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Very Rich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herent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ffect Environment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ffect Environment (lesser)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g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ggressio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lbino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mazing Leaping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mbidexterity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mbidexterity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nimal Bane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nimal Empathy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nosmia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rcane Discovery (major)</text:p>
          </table:table-cell>
          <table:table-cell table:style-name="ce7" office:value-type="float" office:value="11">
            <text:p>11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rcane Discovery (minor)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rchetype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rchmage Abilities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rchmage Abilities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ssassin Training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ttribute Drain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lesser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ad Temp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ane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attle Confusion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attle Cry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attle Reflexe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lazing Speed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lessed by War God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lind</text:p>
          </table:table-cell>
          <table:table-cell table:style-name="ce7" office:value-type="float" office:value="-50">
            <text:p>-5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lood-Guil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loodlus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I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II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V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)</text:p>
          </table:table-cell>
          <table:table-cell table:style-name="ce7" office:value-type="float" office:value="17">
            <text:p>1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I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II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III)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reaker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almnes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hivalrou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de of Honor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Sensitiv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lor Blind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bat Reflexes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mmanding Demeanor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mmon Allergy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mon Allergy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plete Klutz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pulsive Behavior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rippled (greate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rippled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rippled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ursed Shape Shifter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I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II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V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)</text:p>
          </table:table-cell>
          <table:table-cell table:style-name="ce7" office:value-type="float" office:value="17">
            <text:p>1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I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II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III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nger Sens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ark Pac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ark Temptatio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arkness</text:p>
          </table:table-cell>
          <table:table-cell table:style-name="ce7" office:value-type="float" office:value="13">
            <text:p>13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ad Ey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adly Training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eaf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ep Sleep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lusionary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lusionary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lusionary (minor)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nse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ns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pendent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pendent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pendent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stiny Sens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irected Weapons Master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irected Weapons Maste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isarm Skil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isavowed Weapons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ishonored Knight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Dominance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uplication (greater)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uplication (less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uty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uty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uty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warfism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warfism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warfism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ar for Music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asily Charmed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asy Mark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lasticity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loquenc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lvish Train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Empathy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nsnare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nsnare (less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nsorcellment Cur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pileptic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thereal Sight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thereal Ti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unuch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xceptional Magical Ability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xceptional Skill at Arms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Extra Limbs (+1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xtra Limbs (+2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xtra Limbs (+3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ye of the Hawk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ye of the Tiger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aithful Vassal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anatic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avored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avored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avored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ear of Armo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ear of Magic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earlessnes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lare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light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luent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Fluid Wrists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major)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ragile Wrists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riendslay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General Weapons Master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eneral Weapons Master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eneral Weapons Maste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eographic Awarenes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iantism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iantism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iantism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liding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lutton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Golden Throat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ood Battlefield Awarenes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overnment Tie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Great Arm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reed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Gymnastic Train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Hammerhand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ard of Hearing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Sensitiv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Hei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Hemophilia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Herbalis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High Jumper</text:p>
          </table:table-cell>
          <table:table-cell table:style-name="ce7" office:value-type="float" office:value="4">
            <text:p>4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igh Range Voic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ypercharged Adrenalin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mmovable Will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mpulsive</text:p>
          </table:table-cell>
          <table:table-cell table:style-name="ce7" office:value-type="float" office:value="-13">
            <text:p>-1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decision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fravision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nate Magicia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Ear Problem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stinctive Defens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tense Eye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ternal Clock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ternal Sens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tolerance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tolerance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visibility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tem Lor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Judge of Angle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Judge of Weaponry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Kleptomaniac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Knighted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ack of Rang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ack of Scop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ack of Tim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aw Enforcement Ability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aw Enforcement Ability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aw Enforcement Ability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echerou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 Support (greater)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 Support (major)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 Support (sustenance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time Goal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ght Sleepe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ghtning Strike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Locking Wrist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ook of Eagle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oss of Vision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ost Favor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oyal Domesticated Animal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Loyal Unusual Creatur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y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y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y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ycanthropy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Allergy (greater)</text:p>
          </table:table-cell>
          <table:table-cell table:style-name="ce7" office:value-type="float" office:value="-40">
            <text:p>-4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Allergy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Allergy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Ban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 Affinity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 Resistanc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ly Susceptibl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ly Vulnerabl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na Read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na Sensing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nual Deftness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rtial Arts Training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Martial Arts Training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Martial Arts Training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Master Tactician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ster Warrior Friend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galomaniac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emory Loss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al Control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al Link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al Scan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icroscopic Vision</text:p>
          </table:table-cell>
          <table:table-cell table:style-name="ce7" office:value-type="float" office:value="13">
            <text:p>13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1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2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3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4)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5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6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7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nd Over Matte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inor Fear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inor Fear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iser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uddled Mind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ute</text:p>
          </table:table-cell>
          <table:table-cell table:style-name="ce7" office:value-type="float" office:value="-25">
            <text:p>-2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Archer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Facility with Armo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Horsema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Physique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Ranged Attack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Ranged Attack (less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Weapon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Weapons Master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vigation Gif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ecromantic Urg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eutral Od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ightvisio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imble Skeleton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obl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Non-corporeal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orma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Nose Bleed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ot Graceful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ot Subtl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blivious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ff Balanc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ne Arm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ne Arm (min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ne Ey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pen Door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rphan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Outdoorsman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Overconfiden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cifist (greate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cifist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cifist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Intolerant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ranoid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rt Animal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ssiv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1, great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1, maj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1, mino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2, 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2, 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2, 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3, greater)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3, majo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3, min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eripheral Visio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hobia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hobia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hobia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hotographic Memory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hysical Investment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lanar Travel (greater)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lanar Travel (major)</text:p>
          </table:table-cell>
          <table:table-cell table:style-name="ce7" office:value-type="float" office:value="45">
            <text:p>4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lanar Travel (minor)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ison Sack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Concentratio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Control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Eyesight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Eyesight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rtage Skills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tion (1 dose)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Potion (5 doses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Absorption (greater)</text:p>
          </table:table-cell>
          <table:table-cell table:style-name="ce7" office:value-type="float" office:value="35">
            <text:p>3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Absorption (less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Blind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Bur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Drain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Leakag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recision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riestly Investment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yromaniac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Queas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Quick Calculator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Quiet Strid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acial Training (expert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Racial Training (familia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Rain Trauma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generation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generation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generation (minor)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pulsive Habit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pulsive Habit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pulsive Habit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silient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sistanc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verberative Strength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ich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Rival/NPC (greate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ival/NPC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ival/NPC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une Paper (1 sheet)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Rune Paper (5 sheets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Runic Lore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adist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cope Skills (radius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cope Skills (target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Identit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 of Duty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 of Duty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 of Duty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hapechanger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hield Attack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hield Mastery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hort of Breath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hort of Breath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hort of Breath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leight-of-Hand</text:p>
          </table:table-cell>
          <table:table-cell table:style-name="ce7" office:value-type="float" office:value="13">
            <text:p>1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loth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low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low Healer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onar Sens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asm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patial Skills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atial Skills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ecial Bread/Poison/Herb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cial Familiar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eed Reading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1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2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3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4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lit Personality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ability Sens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Bonus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Bonus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Bonus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Improvement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Penalty (greate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Penalty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Penalty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eel Grip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rong Lung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ubborn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urdy Build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utt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ubconscious Disciplin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bconscious Preparation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btle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ccor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ccor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cco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mmon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perstitious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urvival Instinc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wift Dresser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Telekinesis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lepathy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leportation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mporal Skills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nder Ski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ensil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nsil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nsil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rrible Luck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he Slain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ired Legs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olerance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ough Skin (insect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ough Skin (tig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ough Skin (wolf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rained Regular Footman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Transcendenc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rauma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rauma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rauma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ruthful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unneling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ltrasonic Hearing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believe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common Allergy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controllable Strength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coordinated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derground Upraising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Undetectable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health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ique Looks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ique Looks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ique Looks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luck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magical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natural Aging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natural Stamina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wakeabl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p to +5 after roll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Very Poor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Very Rich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Violent Prejudic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Visible Aura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isions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greate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lesser)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minor)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anted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Warrior Extraordinaire</text:p>
          </table:table-cell>
          <table:table-cell table:style-name="ce7" office:value-type="float" office:value="35">
            <text:p>3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Weak Physiqu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eapon Ban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eapon Contro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Weight Intolerant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imp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rath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X-ray Vision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 table:number-rows-repeated="1048083">
          <table:table-cell table:number-columns-repeated="5"/>
        </table:table-row>
        <table:table-row table:style-name="ro3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€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€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.03.2012</text:date>, <text:time>20:19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03-22T20:19:05.13</dc:date>
    <meta:editing-duration>PT4H17M4S</meta:editing-duration>
    <meta:editing-cycles>10</meta:editing-cycles>
    <meta:document-statistic meta:table-count="3" meta:cell-count="2366" meta:object-count="0"/>
  </office:meta>
</office:document-meta>
</file>